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95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118.8pt"/>
    </style:style>
    <style:style style:name="co11" style:family="table-column">
      <style:table-column-properties fo:break-before="auto" style:column-width="150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 style:data-style-name="N125">
      <style:text-properties fo:font-size="12pt" style:font-size-asian="12pt" style:font-size-complex="12pt"/>
      <style:map style:condition="is-true-formula([.B7]/ORG.OPENOFFICE.CURRENT()&gt;10)" style:apply-style-name="DANGER" style:base-cell-address="Calculator.A11"/>
    </style:style>
    <style:style style:name="ce37" style:family="table-cell" style:parent-style-name="Default" style:data-style-name="N125">
      <style:text-properties fo:font-size="12pt" style:text-underline-style="none" style:font-size-asian="12pt" style:font-size-complex="12pt"/>
      <style:map style:condition="is-true-formula([.B7]/ORG.OPENOFFICE.CURRENT()&gt;10)" style:apply-style-name="DANGER" style:base-cell-address="Calculator.A11"/>
    </style:style>
    <style:style style:name="ce38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is-true-formula([.B7]/ORG.OPENOFFICE.CURRENT()&gt;10)" style:apply-style-name="DANGER" style:base-cell-address="Calculator.A11"/>
    </style:style>
    <style:style style:name="ce41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[.B7]/ORG.OPENOFFICE.CURRENT()&gt;10)" style:apply-style-name="DANGER" style:base-cell-address="Calculator.A11"/>
    </style:style>
    <style:style style:name="ce42" style:family="table-cell" style:parent-style-name="Default">
      <style:table-cell-properties style:cell-protect="none" style:print-content="true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 style:data-style-name="N132">
      <style:text-properties fo:font-size="12pt" style:font-size-asian="12pt" style:font-size-complex="12pt"/>
    </style:style>
    <style:style style:name="ce46" style:family="table-cell" style:parent-style-name="Default" style:data-style-name="N125">
      <style:text-properties fo:font-size="12pt" style:font-size-asian="12pt" style:font-size-complex="12pt"/>
      <style:map style:condition="cell-content()&lt;=0" style:apply-style-name="DANGER" style:base-cell-address="Calculator.B11"/>
    </style:style>
    <style:style style:name="ce48" style:family="table-cell" style:parent-style-name="Default" style:data-style-name="N125">
      <style:text-properties fo:font-size="12pt" style:text-underline-style="none" style:font-size-asian="12pt" style:font-size-complex="12pt"/>
      <style:map style:condition="cell-content()&lt;=0" style:apply-style-name="DANGER" style:base-cell-address="Calculator.B11"/>
    </style:style>
    <style:style style:name="ce49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cell-content()&lt;=0" style:apply-style-name="DANGER" style:base-cell-address="Calculator.B11"/>
    </style:style>
    <style:style style:name="ce50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cell-content()&lt;=0" style:apply-style-name="DANGER" style:base-cell-address="Calculator.B11"/>
    </style:style>
    <style:style style:name="ce51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C11"/>
      <style:map style:condition="cell-content()&lt;=0" style:apply-style-name="DANGER" style:base-cell-address="Calculator.C11"/>
    </style:style>
    <style:style style:name="ce52" style:family="table-cell" style:parent-style-name="Default" style:data-style-name="N3">
      <style:text-properties fo:font-size="12pt" style:text-underline-style="none" style:font-size-asian="12pt" style:font-size-complex="12pt"/>
      <style:map style:condition="cell-content()&gt;=[.$B$2]" style:apply-style-name="DANGER" style:base-cell-address="Calculator.C11"/>
      <style:map style:condition="cell-content()&lt;=0" style:apply-style-name="DANGER" style:base-cell-address="Calculator.C11"/>
    </style:style>
    <style:style style:name="ce53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  <style:map style:condition="cell-content()&gt;=[.$B$2]" style:apply-style-name="DANGER" style:base-cell-address="Calculator.C11"/>
      <style:map style:condition="cell-content()&lt;=0" style:apply-style-name="DANGER" style:base-cell-address="Calculator.C11"/>
    </style:style>
    <style:style style:name="ce54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cell-content()&gt;=[.$B$2]" style:apply-style-name="DANGER" style:base-cell-address="Calculator.C11"/>
      <style:map style:condition="cell-content()&lt;=0" style:apply-style-name="DANGER" style:base-cell-address="Calculator.C11"/>
    </style:style>
    <style:style style:name="ce55" style:family="table-cell" style:parent-style-name="Default" style:data-style-name="N4">
      <style:text-properties fo:font-size="12pt" style:font-size-asian="12pt" style:font-size-complex="12pt"/>
    </style:style>
    <style:style style:name="ce56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57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58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3">
      <style:text-properties fo:font-size="12pt" style:font-size-asian="12pt" style:font-size-complex="12pt"/>
    </style:style>
    <style:style style:name="ce60" style:family="table-cell" style:parent-style-name="Default" style:data-style-name="N4">
      <style:text-properties fo:font-size="12pt" style:font-size-asian="12pt" style:font-size-complex="12pt"/>
    </style:style>
    <style:style style:name="ce6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6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6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"/>
    <style:style style:name="ce86" style:family="table-cell" style:parent-style-name="Default" style:data-style-name="N125"/>
    <style:style style:name="ce87" style:family="table-cell" style:parent-style-name="Default" style:data-style-name="N2"/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3" style:family="table-cell" style:parent-style-name="Default" style:data-style-name="N124"/>
    <style:style style:name="ce20" style:family="table-cell" style:parent-style-name="Default" style:data-style-name="N3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$Materials.$A$16])" table:allow-empty-cell="true" table:display-list="unsorted" table:base-cell-address="Calculator.B1">
          <table:error-message table:message-type="stop" table:display="true"/>
        </table:content-validation>
        <table:content-validation table:name="val2" table:condition="of:cell-content-is-in-list([$Cartridges.$A$2:$Cartridges.$A$65001])" table:allow-empty-cell="true" table:display-list="unsorted" table:base-cell-address="Calculator.B30">
          <table:error-message table:message-type="stop" table:display="true"/>
        </table:content-validation>
      </table:content-validations>
      <table:table table:name="Calculator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3" table:default-cell-style-name="ce13"/>
        <table:table-column table:style-name="co9" table:default-cell-style-name="ce13"/>
        <table:table-column table:style-name="co8" table:number-columns-repeated="1013" table:default-cell-style-name="ce13"/>
        <table:table-row table:style-name="ro1">
          <table:table-cell table:style-name="ce4" office:value-type="string" calcext:value-type="string">
            <text:p>Material</text:p>
          </table:table-cell>
          <table:table-cell table:style-name="ce42" table:content-validation-name="val1" office:value-type="string" calcext:value-type="string">
            <text:p>Steel A513</text:p>
          </table:table-cell>
          <table:table-cell table:style-name="ce4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]; [$Materials.$A$2:$Materials.$C$65005]; 2; 1)" office:value-type="float" office:value="72000" calcext:value-type="float">
            <text:p>72,000</text:p>
          </table:table-cell>
          <table:table-cell table:style-name="ce4"/>
          <table:table-cell/>
          <table:table-cell table:style-name="ce59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]; [Materials.$A$2:.$C$65005]; 3; 1)" office:value-type="float" office:value="87000" calcext:value-type="float">
            <text:p>87,000</text:p>
          </table:table-cell>
          <table:table-cell table:number-columns-repeated="2"/>
          <table:table-cell table:style-name="ce5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artridge</text:p>
          </table:table-cell>
          <table:table-cell table:content-validation-name="val2" office:value-type="string" calcext:value-type="string">
            <text:p>.50 BM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rtridge Base Diameter (Inches)</text:p>
          </table:table-cell>
          <table:table-cell table:style-name="ce44" table:formula="of:=VLOOKUP([.$B$5]; [$Cartridges.$A$2:$Cartridges.$C$65001]; 3; 0)" office:value-type="float" office:value="0.804" calcext:value-type="float">
            <text:p>0.8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ridge Base Radius (Inches)</text:p>
          </table:table-cell>
          <table:table-cell table:style-name="ce45" table:formula="of:=[.B6]/2" office:value-type="float" office:value="0.402" calcext:value-type="float">
            <text:p>0.402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5]; [$Cartridges.$A$2:$Cartridges.$C$65001]; 2; 0)" office:value-type="float" office:value="60481" calcext:value-type="float">
            <text:p>60,48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side Diameter (in)</text:p>
          </table:table-cell>
          <table:table-cell office:value-type="string" calcext:value-type="string">
            <text:p>Wall (in)</text:p>
          </table:table-cell>
          <table:table-cell office:value-type="string" calcext:value-type="string">
            <office:annotation draw:style-name="gr1" draw:text-style-name="P2" svg:width="82.18pt" svg:height="50.49pt" svg:x="439.71pt" svg:y="135.27pt" draw:caption-point-x="0pt" draw:caption-point-y="0pt">
              <dc:date>2018-12-13T00:00:00</dc:date>
              <text:p text:style-name="P1">Hoop Stress = (Pressure x Outside Dia)/(2 x Wall)</text:p>
            </office:annotation>
            <text:p>Hoop Stress</text:p>
          </table:table-cell>
          <table:table-cell office:value-type="string" calcext:value-type="string">
            <text:p>Yield Safety Factor</text:p>
          </table:table-cell>
          <table:table-cell office:value-type="string" calcext:value-type="string">
            <text:p>Burst Safety Factor</text:p>
          </table:table-cell>
          <table:table-cell table:number-columns-repeated="1019"/>
        </table:table-row>
        <table:table-row table:style-name="ro1">
          <table:table-cell table:style-name="ce36" office:value-type="float" office:value="0.25" calcext:value-type="float">
            <text:p>0.2500</text:p>
          </table:table-cell>
          <table:table-cell table:style-name="ce46" table:formula="of:=([.$A11]-[.$B$6])/2" office:value-type="float" office:value="-0.277" calcext:value-type="float">
            <text:p>-0.2770</text:p>
          </table:table-cell>
          <table:table-cell table:style-name="ce51" table:formula="of:=([.$B$8]*[.$B$6])/(2*[.$B11])" office:value-type="float" office:value="-87773.8700361011" calcext:value-type="float">
            <text:p>-87,774</text:p>
          </table:table-cell>
          <table:table-cell table:style-name="ce55" table:formula="of:=[.$B$2]/[.$C11]" office:value-type="float" office:value="-0.820289682685595" calcext:value-type="float">
            <text:p>-0.82</text:p>
          </table:table-cell>
          <table:table-cell table:style-name="ce60" table:formula="of:=[.$B$3]/[.$C11]" office:value-type="float" office:value="-0.991183366578427" calcext:value-type="float">
            <text:p>-0.99</text:p>
          </table:table-cell>
          <table:table-cell table:number-columns-repeated="1019"/>
        </table:table-row>
        <table:table-row table:style-name="ro1">
          <table:table-cell table:style-name="ce36" office:value-type="float" office:value="0.3125" calcext:value-type="float">
            <text:p>0.3125</text:p>
          </table:table-cell>
          <table:table-cell table:style-name="ce46" table:formula="of:=([.$A12]-[.$B$6])/2" office:value-type="float" office:value="-0.24575" calcext:value-type="float">
            <text:p>-0.2458</text:p>
          </table:table-cell>
          <table:table-cell table:style-name="ce51" table:formula="of:=([.$B$8]*[.$B$6])/(2*[.$B12])" office:value-type="float" office:value="-98935.3489318413" calcext:value-type="float">
            <text:p>-98,935</text:p>
          </table:table-cell>
          <table:table-cell table:style-name="ce55" table:formula="of:=[.$B$2]/[.$C12]" office:value-type="float" office:value="-0.727747976606444" calcext:value-type="float">
            <text:p>-0.73</text:p>
          </table:table-cell>
          <table:table-cell table:style-name="ce60" table:formula="of:=[.$B$3]/[.$C12]" office:value-type="float" office:value="-0.879362138399453" calcext:value-type="float">
            <text:p>-0.88</text:p>
          </table:table-cell>
          <table:table-cell table:number-columns-repeated="1019"/>
        </table:table-row>
        <table:table-row table:style-name="ro1">
          <table:table-cell table:style-name="ce36" office:value-type="float" office:value="0.375" calcext:value-type="float">
            <text:p>0.3750</text:p>
          </table:table-cell>
          <table:table-cell table:style-name="ce46" table:formula="of:=([.$A13]-[.$B$6])/2" office:value-type="float" office:value="-0.2145" calcext:value-type="float">
            <text:p>-0.2145</text:p>
          </table:table-cell>
          <table:table-cell table:style-name="ce51" table:formula="of:=([.$B$8]*[.$B$6])/(2*[.$B13])" office:value-type="float" office:value="-113349.006993007" calcext:value-type="float">
            <text:p>-113,349</text:p>
          </table:table-cell>
          <table:table-cell table:style-name="ce55" table:formula="of:=[.$B$2]/[.$C13]" office:value-type="float" office:value="-0.635206270527293" calcext:value-type="float">
            <text:p>-0.64</text:p>
          </table:table-cell>
          <table:table-cell table:style-name="ce60" table:formula="of:=[.$B$3]/[.$C13]" office:value-type="float" office:value="-0.767540910220479" calcext:value-type="float">
            <text:p>-0.77</text:p>
          </table:table-cell>
          <table:table-cell table:number-columns-repeated="1019"/>
        </table:table-row>
        <table:table-row table:style-name="ro1">
          <table:table-cell table:style-name="ce36" office:value-type="float" office:value="0.4375" calcext:value-type="float">
            <text:p>0.4375</text:p>
          </table:table-cell>
          <table:table-cell table:style-name="ce46" table:formula="of:=([.$A14]-[.$B$6])/2" office:value-type="float" office:value="-0.18325" calcext:value-type="float">
            <text:p>-0.1833</text:p>
          </table:table-cell>
          <table:table-cell table:style-name="ce51" table:formula="of:=([.$B$8]*[.$B$6])/(2*[.$B14])" office:value-type="float" office:value="-132678.646657572" calcext:value-type="float">
            <text:p>-132,679</text:p>
          </table:table-cell>
          <table:table-cell table:style-name="ce55" table:formula="of:=[.$B$2]/[.$C14]" office:value-type="float" office:value="-0.542664564448142" calcext:value-type="float">
            <text:p>-0.54</text:p>
          </table:table-cell>
          <table:table-cell table:style-name="ce60" table:formula="of:=[.$B$3]/[.$C14]" office:value-type="float" office:value="-0.655719682041505" calcext:value-type="float">
            <text:p>-0.66</text:p>
          </table:table-cell>
          <table:table-cell table:number-columns-repeated="1019"/>
        </table:table-row>
        <table:table-row table:style-name="ro1">
          <table:table-cell table:style-name="ce36" office:value-type="float" office:value="0.5" calcext:value-type="float">
            <text:p>0.5000</text:p>
          </table:table-cell>
          <table:table-cell table:style-name="ce46" table:formula="of:=([.$A15]-[.$B$6])/2" office:value-type="float" office:value="-0.152" calcext:value-type="float">
            <text:p>-0.1520</text:p>
          </table:table-cell>
          <table:table-cell table:style-name="ce51" table:formula="of:=([.$B$8]*[.$B$6])/(2*[.$B15])" office:value-type="float" office:value="-159956.328947368" calcext:value-type="float">
            <text:p>-159,956</text:p>
          </table:table-cell>
          <table:table-cell table:style-name="ce55" table:formula="of:=[.$B$2]/[.$C15]" office:value-type="float" office:value="-0.450122858368991" calcext:value-type="float">
            <text:p>-0.45</text:p>
          </table:table-cell>
          <table:table-cell table:style-name="ce60" table:formula="of:=[.$B$3]/[.$C15]" office:value-type="float" office:value="-0.54389845386253" calcext:value-type="float">
            <text:p>-0.54</text:p>
          </table:table-cell>
          <table:table-cell table:number-columns-repeated="1019"/>
        </table:table-row>
        <table:table-row table:style-name="ro1">
          <table:table-cell table:style-name="ce36" office:value-type="float" office:value="0.5625" calcext:value-type="float">
            <text:p>0.5625</text:p>
          </table:table-cell>
          <table:table-cell table:style-name="ce46" table:formula="of:=([.$A16]-[.$B$6])/2" office:value-type="float" office:value="-0.12075" calcext:value-type="float">
            <text:p>-0.1208</text:p>
          </table:table-cell>
          <table:table-cell table:style-name="ce51" table:formula="of:=([.$B$8]*[.$B$6])/(2*[.$B16])" office:value-type="float" office:value="-201352.894409938" calcext:value-type="float">
            <text:p>-201,353</text:p>
          </table:table-cell>
          <table:table-cell table:style-name="ce55" table:formula="of:=[.$B$2]/[.$C16]" office:value-type="float" office:value="-0.35758115228984" calcext:value-type="float">
            <text:p>-0.36</text:p>
          </table:table-cell>
          <table:table-cell table:style-name="ce60" table:formula="of:=[.$B$3]/[.$C16]" office:value-type="float" office:value="-0.432077225683556" calcext:value-type="float">
            <text:p>-0.43</text:p>
          </table:table-cell>
          <table:table-cell table:number-columns-repeated="1019"/>
        </table:table-row>
        <table:table-row table:style-name="ro1">
          <table:table-cell table:style-name="ce36" office:value-type="float" office:value="0.625" calcext:value-type="float">
            <text:p>0.6250</text:p>
          </table:table-cell>
          <table:table-cell table:style-name="ce46" table:formula="of:=([.$A17]-[.$B$6])/2" office:value-type="float" office:value="-0.0895" calcext:value-type="float">
            <text:p>-0.0895</text:p>
          </table:table-cell>
          <table:table-cell table:style-name="ce51" table:formula="of:=([.$B$8]*[.$B$6])/(2*[.$B17])" office:value-type="float" office:value="-271657.675977654" calcext:value-type="float">
            <text:p>-271,658</text:p>
          </table:table-cell>
          <table:table-cell table:style-name="ce55" table:formula="of:=[.$B$2]/[.$C17]" office:value-type="float" office:value="-0.265039446210689" calcext:value-type="float">
            <text:p>-0.27</text:p>
          </table:table-cell>
          <table:table-cell table:style-name="ce60" table:formula="of:=[.$B$3]/[.$C17]" office:value-type="float" office:value="-0.320255997504582" calcext:value-type="float">
            <text:p>-0.32</text:p>
          </table:table-cell>
          <table:table-cell table:number-columns-repeated="1019"/>
        </table:table-row>
        <table:table-row table:style-name="ro1">
          <table:table-cell table:style-name="ce36" office:value-type="float" office:value="0.6875" calcext:value-type="float">
            <text:p>0.6875</text:p>
          </table:table-cell>
          <table:table-cell table:style-name="ce46" table:formula="of:=([.$A18]-[.$B$6])/2" office:value-type="float" office:value="-0.05825" calcext:value-type="float">
            <text:p>-0.0583</text:p>
          </table:table-cell>
          <table:table-cell table:style-name="ce51" table:formula="of:=([.$B$8]*[.$B$6])/(2*[.$B18])" office:value-type="float" office:value="-417396.772532189" calcext:value-type="float">
            <text:p>-417,397</text:p>
          </table:table-cell>
          <table:table-cell table:style-name="ce55" table:formula="of:=[.$B$2]/[.$C18]" office:value-type="float" office:value="-0.172497740131538" calcext:value-type="float">
            <text:p>-0.17</text:p>
          </table:table-cell>
          <table:table-cell table:style-name="ce60" table:formula="of:=[.$B$3]/[.$C18]" office:value-type="float" office:value="-0.208434769325608" calcext:value-type="float">
            <text:p>-0.21</text:p>
          </table:table-cell>
          <table:table-cell table:number-columns-repeated="1019"/>
        </table:table-row>
        <table:table-row table:style-name="ro1">
          <table:table-cell table:style-name="ce36" office:value-type="float" office:value="0.75" calcext:value-type="float">
            <text:p>0.7500</text:p>
          </table:table-cell>
          <table:table-cell table:style-name="ce46" table:formula="of:=([.$A19]-[.$B$6])/2" office:value-type="float" office:value="-0.027" calcext:value-type="float">
            <text:p>-0.0270</text:p>
          </table:table-cell>
          <table:table-cell table:style-name="ce51" table:formula="of:=([.$B$8]*[.$B$6])/(2*[.$B19])" office:value-type="float" office:value="-900494.888888888" calcext:value-type="float">
            <text:p>-900,495</text:p>
          </table:table-cell>
          <table:table-cell table:style-name="ce55" table:formula="of:=[.$B$2]/[.$C19]" office:value-type="float" office:value="-0.0799560340523866" calcext:value-type="float">
            <text:p>-0.08</text:p>
          </table:table-cell>
          <table:table-cell table:style-name="ce60" table:formula="of:=[.$B$3]/[.$C19]" office:value-type="float" office:value="-0.0966135411466338" calcext:value-type="float">
            <text:p>-0.10</text:p>
          </table:table-cell>
          <table:table-cell table:number-columns-repeated="1019"/>
        </table:table-row>
        <table:table-row table:style-name="ro1">
          <table:table-cell table:style-name="ce36" office:value-type="float" office:value="0.8125" calcext:value-type="float">
            <text:p>0.8125</text:p>
          </table:table-cell>
          <table:table-cell table:style-name="ce46" table:formula="of:=([.$A20]-[.$B$6])/2" office:value-type="float" office:value="0.00424999999999998" calcext:value-type="float">
            <text:p>0.0042</text:p>
          </table:table-cell>
          <table:table-cell table:style-name="ce51" table:formula="of:=([.$B$8]*[.$B$6])/(2*[.$B20])" office:value-type="float" office:value="5720791.05882356" calcext:value-type="float">
            <text:p>5,720,791</text:p>
          </table:table-cell>
          <table:table-cell table:style-name="ce55" table:formula="of:=[.$B$2]/[.$C20]" office:value-type="float" office:value="0.0125856720267645" calcext:value-type="float">
            <text:p>0.01</text:p>
          </table:table-cell>
          <table:table-cell table:style-name="ce60" table:formula="of:=[.$B$3]/[.$C20]" office:value-type="float" office:value="0.0152076870323404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36" office:value-type="float" office:value="0.875" calcext:value-type="float">
            <text:p>0.8750</text:p>
          </table:table-cell>
          <table:table-cell table:style-name="ce46" table:formula="of:=([.$A21]-[.$B$6])/2" office:value-type="float" office:value="0.0355" calcext:value-type="float">
            <text:p>0.0355</text:p>
          </table:table-cell>
          <table:table-cell table:style-name="ce51" table:formula="of:=([.$B$8]*[.$B$6])/(2*[.$B21])" office:value-type="float" office:value="684883.436619719" calcext:value-type="float">
            <text:p>684,883</text:p>
          </table:table-cell>
          <table:table-cell table:style-name="ce55" table:formula="of:=[.$B$2]/[.$C21]" office:value-type="float" office:value="0.105127378105916" calcext:value-type="float">
            <text:p>0.11</text:p>
          </table:table-cell>
          <table:table-cell table:style-name="ce60" table:formula="of:=[.$B$3]/[.$C21]" office:value-type="float" office:value="0.127028915211315" calcext:value-type="float">
            <text:p>0.1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0.9375" calcext:value-type="float">
            <text:p>0.9375</text:p>
          </table:table-cell>
          <table:table-cell table:style-name="ce46" table:formula="of:=([.$A22]-[.$B$6])/2" office:value-type="float" office:value="0.06675" calcext:value-type="float">
            <text:p>0.0668</text:p>
          </table:table-cell>
          <table:table-cell table:style-name="ce51" table:formula="of:=([.$B$8]*[.$B$6])/(2*[.$B22])" office:value-type="float" office:value="364245.123595506" calcext:value-type="float">
            <text:p>364,245</text:p>
          </table:table-cell>
          <table:table-cell table:style-name="ce55" table:formula="of:=[.$B$2]/[.$C22]" office:value-type="float" office:value="0.197669084185067" calcext:value-type="float">
            <text:p>0.20</text:p>
          </table:table-cell>
          <table:table-cell table:style-name="ce60" table:formula="of:=[.$B$3]/[.$C22]" office:value-type="float" office:value="0.238850143390289" calcext:value-type="float">
            <text:p>0.2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7" office:value-type="float" office:value="1" calcext:value-type="float">
            <text:p>1.0000</text:p>
          </table:table-cell>
          <table:table-cell table:style-name="ce48" table:formula="of:=([.$A23]-[.$B$6])/2" office:value-type="float" office:value="0.098" calcext:value-type="float">
            <text:p>0.0980</text:p>
          </table:table-cell>
          <table:table-cell table:style-name="ce52" table:formula="of:=([.$B$8]*[.$B$6])/(2*[.$B23])" office:value-type="float" office:value="248095.530612245" calcext:value-type="float">
            <text:p>248,096</text:p>
          </table:table-cell>
          <table:table-cell table:style-name="ce56" table:formula="of:=[.$B$2]/[.$C23]" office:value-type="float" office:value="0.290210790264218" calcext:value-type="float">
            <text:p>0.29</text:p>
          </table:table-cell>
          <table:table-cell table:style-name="ce61" table:formula="of:=[.$B$3]/[.$C23]" office:value-type="float" office:value="0.350671371569263" calcext:value-type="float">
            <text:p>0.3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office:value-type="float" office:value="1.051" calcext:value-type="float">
            <office:annotation draw:style-name="gr2" draw:text-style-name="P4" svg:width="82.18pt" svg:height="28.09pt" svg:x="171.67pt" svg:y="345.26pt" draw:caption-point-x="0pt" draw:caption-point-y="0pt">
              <dc:date>2017-11-19T00:00:00</dc:date>
              <text:p text:style-name="P3"><text:span text:style-name="T1">3/4” Schedule 40 A53 ERW Pipe</text:span></text:p>
            </office:annotation>
            <text:p>1.0510</text:p>
          </table:table-cell>
          <table:table-cell table:style-name="ce49" table:formula="of:=([.$A24]-[.$B$6])/2" office:value-type="float" office:value="0.1235" calcext:value-type="float">
            <text:p>0.1235</text:p>
          </table:table-cell>
          <table:table-cell table:style-name="ce53" table:formula="of:=([.$B$8]*[.$B$6])/(2*[.$B24])" office:value-type="float" office:value="196869.327935223" calcext:value-type="float">
            <text:p>196,869</text:p>
          </table:table-cell>
          <table:table-cell table:style-name="ce57" table:formula="of:=[.$B$2]/[.$C24]" office:value-type="float" office:value="0.365724822424805" calcext:value-type="float">
            <text:p>0.37</text:p>
          </table:table-cell>
          <table:table-cell table:style-name="ce62" table:formula="of:=[.$B$3]/[.$C24]" office:value-type="float" office:value="0.441917493763306" calcext:value-type="float">
            <text:p>0.4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0625" calcext:value-type="float">
            <text:p>1.0625</text:p>
          </table:table-cell>
          <table:table-cell table:style-name="ce46" table:formula="of:=([.$A25]-[.$B$6])/2" office:value-type="float" office:value="0.12925" calcext:value-type="float">
            <text:p>0.1293</text:p>
          </table:table-cell>
          <table:table-cell table:style-name="ce51" table:formula="of:=([.$B$8]*[.$B$6])/(2*[.$B25])" office:value-type="float" office:value="188111.117988395" calcext:value-type="float">
            <text:p>188,111</text:p>
          </table:table-cell>
          <table:table-cell table:style-name="ce55" table:formula="of:=[.$B$2]/[.$C25]" office:value-type="float" office:value="0.382752496343369" calcext:value-type="float">
            <text:p>0.38</text:p>
          </table:table-cell>
          <table:table-cell table:style-name="ce60" table:formula="of:=[.$B$3]/[.$C25]" office:value-type="float" office:value="0.462492599748237" calcext:value-type="float">
            <text:p>0.4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41" office:value-type="float" office:value="1.125" calcext:value-type="float">
            <text:p>1.1250</text:p>
          </table:table-cell>
          <table:table-cell table:style-name="ce50" table:formula="of:=([.$A26]-[.$B$6])/2" office:value-type="float" office:value="0.1605" calcext:value-type="float">
            <text:p>0.1605</text:p>
          </table:table-cell>
          <table:table-cell table:style-name="ce54" table:formula="of:=([.$B$8]*[.$B$6])/(2*[.$B26])" office:value-type="float" office:value="151485.121495327" calcext:value-type="float">
            <text:p>151,485</text:p>
          </table:table-cell>
          <table:table-cell table:style-name="ce58" table:formula="of:=[.$B$2]/[.$C26]" office:value-type="float" office:value="0.47529420242252" calcext:value-type="float">
            <text:p>0.48</text:p>
          </table:table-cell>
          <table:table-cell table:style-name="ce63" table:formula="of:=[.$B$3]/[.$C26]" office:value-type="float" office:value="0.574313827927211" calcext:value-type="float">
            <text:p>0.5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1875" calcext:value-type="float">
            <text:p>1.1875</text:p>
          </table:table-cell>
          <table:table-cell table:style-name="ce46" table:formula="of:=([.$A27]-[.$B$6])/2" office:value-type="float" office:value="0.19175" calcext:value-type="float">
            <text:p>0.1918</text:p>
          </table:table-cell>
          <table:table-cell table:style-name="ce51" table:formula="of:=([.$B$8]*[.$B$6])/(2*[.$B27])" office:value-type="float" office:value="126797.194263364" calcext:value-type="float">
            <text:p>126,797</text:p>
          </table:table-cell>
          <table:table-cell table:style-name="ce55" table:formula="of:=[.$B$2]/[.$C27]" office:value-type="float" office:value="0.567835908501671" calcext:value-type="float">
            <text:p>0.57</text:p>
          </table:table-cell>
          <table:table-cell table:style-name="ce60" table:formula="of:=[.$B$3]/[.$C27]" office:value-type="float" office:value="0.686135056106185" calcext:value-type="float">
            <text:p>0.6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25" calcext:value-type="float">
            <text:p>1.2500</text:p>
          </table:table-cell>
          <table:table-cell table:style-name="ce46" table:formula="of:=([.$A28]-[.$B$6])/2" office:value-type="float" office:value="0.223" calcext:value-type="float">
            <text:p>0.2230</text:p>
          </table:table-cell>
          <table:table-cell table:style-name="ce51" table:formula="of:=([.$B$8]*[.$B$6])/(2*[.$B28])" office:value-type="float" office:value="109028.529147982" calcext:value-type="float">
            <text:p>109,029</text:p>
          </table:table-cell>
          <table:table-cell table:style-name="ce55" table:formula="of:=[.$B$2]/[.$C28]" office:value-type="float" office:value="0.660377614580822" calcext:value-type="float">
            <text:p>0.66</text:p>
          </table:table-cell>
          <table:table-cell table:style-name="ce60" table:formula="of:=[.$B$3]/[.$C28]" office:value-type="float" office:value="0.79795628428516" calcext:value-type="float">
            <text:p>0.8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3125" calcext:value-type="float">
            <text:p>1.3125</text:p>
          </table:table-cell>
          <table:table-cell table:style-name="ce46" table:formula="of:=([.$A29]-[.$B$6])/2" office:value-type="float" office:value="0.25425" calcext:value-type="float">
            <text:p>0.2543</text:p>
          </table:table-cell>
          <table:table-cell table:style-name="ce51" table:formula="of:=([.$B$8]*[.$B$6])/(2*[.$B29])" office:value-type="float" office:value="95627.7758112094" calcext:value-type="float">
            <text:p>95,628</text:p>
          </table:table-cell>
          <table:table-cell table:style-name="ce55" table:formula="of:=[.$B$2]/[.$C29]" office:value-type="float" office:value="0.752919320659973" calcext:value-type="float">
            <text:p>0.75</text:p>
          </table:table-cell>
          <table:table-cell table:style-name="ce60" table:formula="of:=[.$B$3]/[.$C29]" office:value-type="float" office:value="0.909777512464134" calcext:value-type="float">
            <text:p>0.9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375" calcext:value-type="float">
            <text:p>1.3750</text:p>
          </table:table-cell>
          <table:table-cell table:style-name="ce46" table:formula="of:=([.$A30]-[.$B$6])/2" office:value-type="float" office:value="0.2855" calcext:value-type="float">
            <text:p>0.2855</text:p>
          </table:table-cell>
          <table:table-cell table:style-name="ce51" table:formula="of:=([.$B$8]*[.$B$6])/(2*[.$B30])" office:value-type="float" office:value="85160.6374781086" calcext:value-type="float">
            <text:p>85,161</text:p>
          </table:table-cell>
          <table:table-cell table:style-name="ce55" table:formula="of:=[.$B$2]/[.$C30]" office:value-type="float" office:value="0.845461026739124" calcext:value-type="float">
            <text:p>0.85</text:p>
          </table:table-cell>
          <table:table-cell table:style-name="ce60" table:formula="of:=[.$B$3]/[.$C30]" office:value-type="float" office:value="1.02159874064311" calcext:value-type="float">
            <text:p>1.0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4375" calcext:value-type="float">
            <text:p>1.4375</text:p>
          </table:table-cell>
          <table:table-cell table:style-name="ce46" table:formula="of:=([.$A31]-[.$B$6])/2" office:value-type="float" office:value="0.31675" calcext:value-type="float">
            <text:p>0.3168</text:p>
          </table:table-cell>
          <table:table-cell table:style-name="ce51" table:formula="of:=([.$B$8]*[.$B$6])/(2*[.$B31])" office:value-type="float" office:value="76758.8382004736" calcext:value-type="float">
            <text:p>76,759</text:p>
          </table:table-cell>
          <table:table-cell table:style-name="ce55" table:formula="of:=[.$B$2]/[.$C31]" office:value-type="float" office:value="0.938002732818275" calcext:value-type="float">
            <text:p>0.94</text:p>
          </table:table-cell>
          <table:table-cell table:style-name="ce60" table:formula="of:=[.$B$3]/[.$C31]" office:value-type="float" office:value="1.13341996882208" calcext:value-type="float">
            <text:p>1.1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5" calcext:value-type="float">
            <text:p>1.5000</text:p>
          </table:table-cell>
          <table:table-cell table:style-name="ce46" table:formula="of:=([.$A32]-[.$B$6])/2" office:value-type="float" office:value="0.348" calcext:value-type="float">
            <text:p>0.3480</text:p>
          </table:table-cell>
          <table:table-cell table:style-name="ce51" table:formula="of:=([.$B$8]*[.$B$6])/(2*[.$B32])" office:value-type="float" office:value="69865.9827586207" calcext:value-type="float">
            <text:p>69,866</text:p>
          </table:table-cell>
          <table:table-cell table:style-name="ce55" table:formula="of:=[.$B$2]/[.$C32]" office:value-type="float" office:value="1.03054443889743" calcext:value-type="float">
            <text:p>1.03</text:p>
          </table:table-cell>
          <table:table-cell table:style-name="ce60" table:formula="of:=[.$B$3]/[.$C32]" office:value-type="float" office:value="1.24524119700106" calcext:value-type="float">
            <text:p>1.2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5625" calcext:value-type="float">
            <text:p>1.5625</text:p>
          </table:table-cell>
          <table:table-cell table:style-name="ce46" table:formula="of:=([.$A33]-[.$B$6])/2" office:value-type="float" office:value="0.37925" calcext:value-type="float">
            <text:p>0.3793</text:p>
          </table:table-cell>
          <table:table-cell table:style-name="ce51" table:formula="of:=([.$B$8]*[.$B$6])/(2*[.$B33])" office:value-type="float" office:value="64109.0626235992" calcext:value-type="float">
            <text:p>64,109</text:p>
          </table:table-cell>
          <table:table-cell table:style-name="ce55" table:formula="of:=[.$B$2]/[.$C33]" office:value-type="float" office:value="1.12308614497658" calcext:value-type="float">
            <text:p>1.12</text:p>
          </table:table-cell>
          <table:table-cell table:style-name="ce60" table:formula="of:=[.$B$3]/[.$C33]" office:value-type="float" office:value="1.35706242518003" calcext:value-type="float">
            <text:p>1.3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625" calcext:value-type="float">
            <text:p>1.6250</text:p>
          </table:table-cell>
          <table:table-cell table:style-name="ce46" table:formula="of:=([.$A34]-[.$B$6])/2" office:value-type="float" office:value="0.4105" calcext:value-type="float">
            <text:p>0.4105</text:p>
          </table:table-cell>
          <table:table-cell table:style-name="ce51" table:formula="of:=([.$B$8]*[.$B$6])/(2*[.$B34])" office:value-type="float" office:value="59228.652862363" calcext:value-type="float">
            <text:p>59,229</text:p>
          </table:table-cell>
          <table:table-cell table:style-name="ce55" table:formula="of:=[.$B$2]/[.$C34]" office:value-type="float" office:value="1.21562785105573" calcext:value-type="float">
            <text:p>1.22</text:p>
          </table:table-cell>
          <table:table-cell table:style-name="ce60" table:formula="of:=[.$B$3]/[.$C34]" office:value-type="float" office:value="1.468883653359" calcext:value-type="float">
            <text:p>1.4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6875" calcext:value-type="float">
            <text:p>1.6875</text:p>
          </table:table-cell>
          <table:table-cell table:style-name="ce46" table:formula="of:=([.$A35]-[.$B$6])/2" office:value-type="float" office:value="0.44175" calcext:value-type="float">
            <text:p>0.4418</text:p>
          </table:table-cell>
          <table:table-cell table:style-name="ce51" table:formula="of:=([.$B$8]*[.$B$6])/(2*[.$B35])" office:value-type="float" office:value="55038.7368421053" calcext:value-type="float">
            <text:p>55,039</text:p>
          </table:table-cell>
          <table:table-cell table:style-name="ce55" table:formula="of:=[.$B$2]/[.$C35]" office:value-type="float" office:value="1.30816955713488" calcext:value-type="float">
            <text:p>1.31</text:p>
          </table:table-cell>
          <table:table-cell table:style-name="ce60" table:formula="of:=[.$B$3]/[.$C35]" office:value-type="float" office:value="1.58070488153798" calcext:value-type="float">
            <text:p>1.5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75" calcext:value-type="float">
            <text:p>1.7500</text:p>
          </table:table-cell>
          <table:table-cell table:style-name="ce46" table:formula="of:=([.$A36]-[.$B$6])/2" office:value-type="float" office:value="0.473" calcext:value-type="float">
            <text:p>0.4730</text:p>
          </table:table-cell>
          <table:table-cell table:style-name="ce51" table:formula="of:=([.$B$8]*[.$B$6])/(2*[.$B36])" office:value-type="float" office:value="51402.4566596195" calcext:value-type="float">
            <text:p>51,402</text:p>
          </table:table-cell>
          <table:table-cell table:style-name="ce55" table:formula="of:=[.$B$2]/[.$C36]" office:value-type="float" office:value="1.40071126321403" calcext:value-type="float">
            <text:p>1.40</text:p>
          </table:table-cell>
          <table:table-cell table:style-name="ce60" table:formula="of:=[.$B$3]/[.$C36]" office:value-type="float" office:value="1.69252610971695" calcext:value-type="float">
            <text:p>1.69</text:p>
          </table:table-cell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>
          <table:table-cell table:style-name="ce36" office:value-type="float" office:value="1.8125" calcext:value-type="float">
            <text:p>1.8125</text:p>
          </table:table-cell>
          <table:table-cell table:style-name="ce46" table:formula="of:=([.$A37]-[.$B$6])/2" office:value-type="float" office:value="0.50425" calcext:value-type="float">
            <text:p>0.5043</text:p>
          </table:table-cell>
          <table:table-cell table:style-name="ce51" table:formula="of:=([.$B$8]*[.$B$6])/(2*[.$B37])" office:value-type="float" office:value="48216.8805156173" calcext:value-type="float">
            <text:p>48,217</text:p>
          </table:table-cell>
          <table:table-cell table:style-name="ce55" table:formula="of:=[.$B$2]/[.$C37]" office:value-type="float" office:value="1.49325296929318" calcext:value-type="float">
            <text:p>1.49</text:p>
          </table:table-cell>
          <table:table-cell table:style-name="ce60" table:formula="of:=[.$B$3]/[.$C37]" office:value-type="float" office:value="1.80434733789593" calcext:value-type="float">
            <text:p>1.8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875" calcext:value-type="float">
            <text:p>1.8750</text:p>
          </table:table-cell>
          <table:table-cell table:style-name="ce46" table:formula="of:=([.$A38]-[.$B$6])/2" office:value-type="float" office:value="0.5355" calcext:value-type="float">
            <text:p>0.5355</text:p>
          </table:table-cell>
          <table:table-cell table:style-name="ce51" table:formula="of:=([.$B$8]*[.$B$6])/(2*[.$B38])" office:value-type="float" office:value="45403.1036414566" calcext:value-type="float">
            <text:p>45,403</text:p>
          </table:table-cell>
          <table:table-cell table:style-name="ce55" table:formula="of:=[.$B$2]/[.$C38]" office:value-type="float" office:value="1.58579467537233" calcext:value-type="float">
            <text:p>1.59</text:p>
          </table:table-cell>
          <table:table-cell table:style-name="ce60" table:formula="of:=[.$B$3]/[.$C38]" office:value-type="float" office:value="1.9161685660749" calcext:value-type="float">
            <text:p>1.9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9375" calcext:value-type="float">
            <text:p>1.9375</text:p>
          </table:table-cell>
          <table:table-cell table:style-name="ce46" table:formula="of:=([.$A39]-[.$B$6])/2" office:value-type="float" office:value="0.56675" calcext:value-type="float">
            <text:p>0.5668</text:p>
          </table:table-cell>
          <table:table-cell table:style-name="ce51" table:formula="of:=([.$B$8]*[.$B$6])/(2*[.$B39])" office:value-type="float" office:value="42899.6241729158" calcext:value-type="float">
            <text:p>42,900</text:p>
          </table:table-cell>
          <table:table-cell table:style-name="ce55" table:formula="of:=[.$B$2]/[.$C39]" office:value-type="float" office:value="1.67833638145148" calcext:value-type="float">
            <text:p>1.68</text:p>
          </table:table-cell>
          <table:table-cell table:style-name="ce60" table:formula="of:=[.$B$3]/[.$C39]" office:value-type="float" office:value="2.02798979425388" calcext:value-type="float">
            <text:p>2.0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.0000</text:p>
          </table:table-cell>
          <table:table-cell table:style-name="ce46" table:formula="of:=([.$A40]-[.$B$6])/2" office:value-type="float" office:value="0.598" calcext:value-type="float">
            <text:p>0.5980</text:p>
          </table:table-cell>
          <table:table-cell table:style-name="ce51" table:formula="of:=([.$B$8]*[.$B$6])/(2*[.$B40])" office:value-type="float" office:value="40657.7959866221" calcext:value-type="float">
            <text:p>40,658</text:p>
          </table:table-cell>
          <table:table-cell table:style-name="ce55" table:formula="of:=[.$B$2]/[.$C40]" office:value-type="float" office:value="1.77087808753063" calcext:value-type="float">
            <text:p>1.77</text:p>
          </table:table-cell>
          <table:table-cell table:style-name="ce60" table:formula="of:=[.$B$3]/[.$C40]" office:value-type="float" office:value="2.13981102243285" calcext:value-type="float">
            <text:p>2.1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0625" calcext:value-type="float">
            <text:p>2.0625</text:p>
          </table:table-cell>
          <table:table-cell table:style-name="ce46" table:formula="of:=([.$A41]-[.$B$6])/2" office:value-type="float" office:value="0.62925" calcext:value-type="float">
            <text:p>0.6293</text:p>
          </table:table-cell>
          <table:table-cell table:style-name="ce51" table:formula="of:=([.$B$8]*[.$B$6])/(2*[.$B41])" office:value-type="float" office:value="38638.6364719905" calcext:value-type="float">
            <text:p>38,639</text:p>
          </table:table-cell>
          <table:table-cell table:style-name="ce55" table:formula="of:=[.$B$2]/[.$C41]" office:value-type="float" office:value="1.86341979360979" calcext:value-type="float">
            <text:p>1.86</text:p>
          </table:table-cell>
          <table:table-cell table:style-name="ce60" table:formula="of:=[.$B$3]/[.$C41]" office:value-type="float" office:value="2.25163225061182" calcext:value-type="float">
            <text:p>2.2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125" calcext:value-type="float">
            <text:p>2.1250</text:p>
          </table:table-cell>
          <table:table-cell table:style-name="ce46" table:formula="of:=([.$A42]-[.$B$6])/2" office:value-type="float" office:value="0.6605" calcext:value-type="float">
            <text:p>0.6605</text:p>
          </table:table-cell>
          <table:table-cell table:style-name="ce51" table:formula="of:=([.$B$8]*[.$B$6])/(2*[.$B42])" office:value-type="float" office:value="36810.5404996215" calcext:value-type="float">
            <text:p>36,811</text:p>
          </table:table-cell>
          <table:table-cell table:style-name="ce55" table:formula="of:=[.$B$2]/[.$C42]" office:value-type="float" office:value="1.95596149968894" calcext:value-type="float">
            <text:p>1.96</text:p>
          </table:table-cell>
          <table:table-cell table:style-name="ce60" table:formula="of:=[.$B$3]/[.$C42]" office:value-type="float" office:value="2.3634534787908" calcext:value-type="float">
            <text:p>2.3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1875" calcext:value-type="float">
            <text:p>2.1875</text:p>
          </table:table-cell>
          <table:table-cell table:style-name="ce46" table:formula="of:=([.$A43]-[.$B$6])/2" office:value-type="float" office:value="0.69175" calcext:value-type="float">
            <text:p>0.6918</text:p>
          </table:table-cell>
          <table:table-cell table:style-name="ce51" table:formula="of:=([.$B$8]*[.$B$6])/(2*[.$B43])" office:value-type="float" office:value="35147.6140224069" calcext:value-type="float">
            <text:p>35,148</text:p>
          </table:table-cell>
          <table:table-cell table:style-name="ce55" table:formula="of:=[.$B$2]/[.$C43]" office:value-type="float" office:value="2.04850320576809" calcext:value-type="float">
            <text:p>2.05</text:p>
          </table:table-cell>
          <table:table-cell table:style-name="ce60" table:formula="of:=[.$B$3]/[.$C43]" office:value-type="float" office:value="2.47527470696977" calcext:value-type="float">
            <text:p>2.4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25" calcext:value-type="float">
            <text:p>2.2500</text:p>
          </table:table-cell>
          <table:table-cell table:style-name="ce46" table:formula="of:=([.$A44]-[.$B$6])/2" office:value-type="float" office:value="0.723" calcext:value-type="float">
            <text:p>0.7230</text:p>
          </table:table-cell>
          <table:table-cell table:style-name="ce51" table:formula="of:=([.$B$8]*[.$B$6])/(2*[.$B44])" office:value-type="float" office:value="33628.4398340249" calcext:value-type="float">
            <text:p>33,628</text:p>
          </table:table-cell>
          <table:table-cell table:style-name="ce55" table:formula="of:=[.$B$2]/[.$C44]" office:value-type="float" office:value="2.14104491184724" calcext:value-type="float">
            <text:p>2.14</text:p>
          </table:table-cell>
          <table:table-cell table:style-name="ce60" table:formula="of:=[.$B$3]/[.$C44]" office:value-type="float" office:value="2.58709593514875" calcext:value-type="float">
            <text:p>2.5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3125" calcext:value-type="float">
            <text:p>2.3125</text:p>
          </table:table-cell>
          <table:table-cell table:style-name="ce46" table:formula="of:=([.$A45]-[.$B$6])/2" office:value-type="float" office:value="0.75425" calcext:value-type="float">
            <text:p>0.7543</text:p>
          </table:table-cell>
          <table:table-cell table:style-name="ce51" table:formula="of:=([.$B$8]*[.$B$6])/(2*[.$B45])" office:value-type="float" office:value="32235.1501491548" calcext:value-type="float">
            <text:p>32,235</text:p>
          </table:table-cell>
          <table:table-cell table:style-name="ce55" table:formula="of:=[.$B$2]/[.$C45]" office:value-type="float" office:value="2.23358661792639" calcext:value-type="float">
            <text:p>2.23</text:p>
          </table:table-cell>
          <table:table-cell table:style-name="ce60" table:formula="of:=[.$B$3]/[.$C45]" office:value-type="float" office:value="2.69891716332772" calcext:value-type="float">
            <text:p>2.7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375" calcext:value-type="float">
            <text:p>2.3750</text:p>
          </table:table-cell>
          <table:table-cell table:style-name="ce46" table:formula="of:=([.$A46]-[.$B$6])/2" office:value-type="float" office:value="0.7855" calcext:value-type="float">
            <text:p>0.7855</text:p>
          </table:table-cell>
          <table:table-cell table:style-name="ce51" table:formula="of:=([.$B$8]*[.$B$6])/(2*[.$B46])" office:value-type="float" office:value="30952.7205601528" calcext:value-type="float">
            <text:p>30,953</text:p>
          </table:table-cell>
          <table:table-cell table:style-name="ce55" table:formula="of:=[.$B$2]/[.$C46]" office:value-type="float" office:value="2.32612832400554" calcext:value-type="float">
            <text:p>2.33</text:p>
          </table:table-cell>
          <table:table-cell table:style-name="ce60" table:formula="of:=[.$B$3]/[.$C46]" office:value-type="float" office:value="2.81073839150669" calcext:value-type="float">
            <text:p>2.8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4375" calcext:value-type="float">
            <text:p>2.4375</text:p>
          </table:table-cell>
          <table:table-cell table:style-name="ce46" table:formula="of:=([.$A47]-[.$B$6])/2" office:value-type="float" office:value="0.81675" calcext:value-type="float">
            <text:p>0.8168</text:p>
          </table:table-cell>
          <table:table-cell table:style-name="ce51" table:formula="of:=([.$B$8]*[.$B$6])/(2*[.$B47])" office:value-type="float" office:value="29768.4260789715" calcext:value-type="float">
            <text:p>29,768</text:p>
          </table:table-cell>
          <table:table-cell table:style-name="ce55" table:formula="of:=[.$B$2]/[.$C47]" office:value-type="float" office:value="2.41867003008469" calcext:value-type="float">
            <text:p>2.42</text:p>
          </table:table-cell>
          <table:table-cell table:style-name="ce60" table:formula="of:=[.$B$3]/[.$C47]" office:value-type="float" office:value="2.92255961968567" calcext:value-type="float">
            <text:p>2.9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5" calcext:value-type="float">
            <text:p>2.5000</text:p>
          </table:table-cell>
          <table:table-cell table:style-name="ce46" table:formula="of:=([.$A48]-[.$B$6])/2" office:value-type="float" office:value="0.848" calcext:value-type="float">
            <text:p>0.8480</text:p>
          </table:table-cell>
          <table:table-cell table:style-name="ce51" table:formula="of:=([.$B$8]*[.$B$6])/(2*[.$B48])" office:value-type="float" office:value="28671.4174528302" calcext:value-type="float">
            <text:p>28,671</text:p>
          </table:table-cell>
          <table:table-cell table:style-name="ce55" table:formula="of:=[.$B$2]/[.$C48]" office:value-type="float" office:value="2.51121173616384" calcext:value-type="float">
            <text:p>2.51</text:p>
          </table:table-cell>
          <table:table-cell table:style-name="ce60" table:formula="of:=[.$B$3]/[.$C48]" office:value-type="float" office:value="3.03438084786464" calcext:value-type="float">
            <text:p>3.0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5625" calcext:value-type="float">
            <text:p>2.5625</text:p>
          </table:table-cell>
          <table:table-cell table:style-name="ce46" table:formula="of:=([.$A49]-[.$B$6])/2" office:value-type="float" office:value="0.87925" calcext:value-type="float">
            <text:p>0.8793</text:p>
          </table:table-cell>
          <table:table-cell table:style-name="ce51" table:formula="of:=([.$B$8]*[.$B$6])/(2*[.$B49])" office:value-type="float" office:value="27652.3878305374" calcext:value-type="float">
            <text:p>27,652</text:p>
          </table:table-cell>
          <table:table-cell table:style-name="ce55" table:formula="of:=[.$B$2]/[.$C49]" office:value-type="float" office:value="2.60375344224299" calcext:value-type="float">
            <text:p>2.60</text:p>
          </table:table-cell>
          <table:table-cell table:style-name="ce60" table:formula="of:=[.$B$3]/[.$C49]" office:value-type="float" office:value="3.14620207604362" calcext:value-type="float">
            <text:p>3.1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625" calcext:value-type="float">
            <text:p>2.6250</text:p>
          </table:table-cell>
          <table:table-cell table:style-name="ce46" table:formula="of:=([.$A50]-[.$B$6])/2" office:value-type="float" office:value="0.9105" calcext:value-type="float">
            <text:p>0.9105</text:p>
          </table:table-cell>
          <table:table-cell table:style-name="ce51" table:formula="of:=([.$B$8]*[.$B$6])/(2*[.$B50])" office:value-type="float" office:value="26703.3080724876" calcext:value-type="float">
            <text:p>26,703</text:p>
          </table:table-cell>
          <table:table-cell table:style-name="ce55" table:formula="of:=[.$B$2]/[.$C50]" office:value-type="float" office:value="2.69629514832214" calcext:value-type="float">
            <text:p>2.70</text:p>
          </table:table-cell>
          <table:table-cell table:style-name="ce60" table:formula="of:=[.$B$3]/[.$C50]" office:value-type="float" office:value="3.25802330422259" calcext:value-type="float">
            <text:p>3.2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6875" calcext:value-type="float">
            <text:p>2.6875</text:p>
          </table:table-cell>
          <table:table-cell table:style-name="ce46" table:formula="of:=([.$A51]-[.$B$6])/2" office:value-type="float" office:value="0.94175" calcext:value-type="float">
            <text:p>0.9418</text:p>
          </table:table-cell>
          <table:table-cell table:style-name="ce51" table:formula="of:=([.$B$8]*[.$B$6])/(2*[.$B51])" office:value-type="float" office:value="25817.2147597558" calcext:value-type="float">
            <text:p>25,817</text:p>
          </table:table-cell>
          <table:table-cell table:style-name="ce55" table:formula="of:=[.$B$2]/[.$C51]" office:value-type="float" office:value="2.7888368544013" calcext:value-type="float">
            <text:p>2.79</text:p>
          </table:table-cell>
          <table:table-cell table:style-name="ce60" table:formula="of:=[.$B$3]/[.$C51]" office:value-type="float" office:value="3.36984453240157" calcext:value-type="float">
            <text:p>3.3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75" calcext:value-type="float">
            <text:p>2.7500</text:p>
          </table:table-cell>
          <table:table-cell table:style-name="ce46" table:formula="of:=([.$A52]-[.$B$6])/2" office:value-type="float" office:value="0.973" calcext:value-type="float">
            <text:p>0.9730</text:p>
          </table:table-cell>
          <table:table-cell table:style-name="ce51" table:formula="of:=([.$B$8]*[.$B$6])/(2*[.$B52])" office:value-type="float" office:value="24988.0390544707" calcext:value-type="float">
            <text:p>24,988</text:p>
          </table:table-cell>
          <table:table-cell table:style-name="ce55" table:formula="of:=[.$B$2]/[.$C52]" office:value-type="float" office:value="2.88137856048045" calcext:value-type="float">
            <text:p>2.88</text:p>
          </table:table-cell>
          <table:table-cell table:style-name="ce60" table:formula="of:=[.$B$3]/[.$C52]" office:value-type="float" office:value="3.48166576058054" calcext:value-type="float">
            <text:p>3.4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8125" calcext:value-type="float">
            <text:p>2.8125</text:p>
          </table:table-cell>
          <table:table-cell table:style-name="ce46" table:formula="of:=([.$A53]-[.$B$6])/2" office:value-type="float" office:value="1.00425" calcext:value-type="float">
            <text:p>1.0043</text:p>
          </table:table-cell>
          <table:table-cell table:style-name="ce51" table:formula="of:=([.$B$8]*[.$B$6])/(2*[.$B53])" office:value-type="float" office:value="24210.4675130695" calcext:value-type="float">
            <text:p>24,210</text:p>
          </table:table-cell>
          <table:table-cell table:style-name="ce55" table:formula="of:=[.$B$2]/[.$C53]" office:value-type="float" office:value="2.9739202665596" calcext:value-type="float">
            <text:p>2.97</text:p>
          </table:table-cell>
          <table:table-cell table:style-name="ce60" table:formula="of:=[.$B$3]/[.$C53]" office:value-type="float" office:value="3.59348698875951" calcext:value-type="float">
            <text:p>3.5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875" calcext:value-type="float">
            <text:p>2.8750</text:p>
          </table:table-cell>
          <table:table-cell table:style-name="ce46" table:formula="of:=([.$A54]-[.$B$6])/2" office:value-type="float" office:value="1.0355" calcext:value-type="float">
            <text:p>1.0355</text:p>
          </table:table-cell>
          <table:table-cell table:style-name="ce51" table:formula="of:=([.$B$8]*[.$B$6])/(2*[.$B54])" office:value-type="float" office:value="23479.828102366" calcext:value-type="float">
            <text:p>23,480</text:p>
          </table:table-cell>
          <table:table-cell table:style-name="ce55" table:formula="of:=[.$B$2]/[.$C54]" office:value-type="float" office:value="3.06646197263875" calcext:value-type="float">
            <text:p>3.07</text:p>
          </table:table-cell>
          <table:table-cell table:style-name="ce60" table:formula="of:=[.$B$3]/[.$C54]" office:value-type="float" office:value="3.70530821693849" calcext:value-type="float">
            <text:p>3.7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9375" calcext:value-type="float">
            <text:p>2.9375</text:p>
          </table:table-cell>
          <table:table-cell table:style-name="ce46" table:formula="of:=([.$A55]-[.$B$6])/2" office:value-type="float" office:value="1.06675" calcext:value-type="float">
            <text:p>1.0668</text:p>
          </table:table-cell>
          <table:table-cell table:style-name="ce51" table:formula="of:=([.$B$8]*[.$B$6])/(2*[.$B55])" office:value-type="float" office:value="22791.9962502929" calcext:value-type="float">
            <text:p>22,792</text:p>
          </table:table-cell>
          <table:table-cell table:style-name="ce55" table:formula="of:=[.$B$2]/[.$C55]" office:value-type="float" office:value="3.1590036787179" calcext:value-type="float">
            <text:p>3.16</text:p>
          </table:table-cell>
          <table:table-cell table:style-name="ce60" table:formula="of:=[.$B$3]/[.$C55]" office:value-type="float" office:value="3.81712944511746" calcext:value-type="float">
            <text:p>3.8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" calcext:value-type="float">
            <text:p>3.0000</text:p>
          </table:table-cell>
          <table:table-cell table:style-name="ce46" table:formula="of:=([.$A56]-[.$B$6])/2" office:value-type="float" office:value="1.098" calcext:value-type="float">
            <text:p>1.0980</text:p>
          </table:table-cell>
          <table:table-cell table:style-name="ce51" table:formula="of:=([.$B$8]*[.$B$6])/(2*[.$B56])" office:value-type="float" office:value="22143.3169398907" calcext:value-type="float">
            <text:p>22,143</text:p>
          </table:table-cell>
          <table:table-cell table:style-name="ce55" table:formula="of:=[.$B$2]/[.$C56]" office:value-type="float" office:value="3.25154538479705" calcext:value-type="float">
            <text:p>3.25</text:p>
          </table:table-cell>
          <table:table-cell table:style-name="ce60" table:formula="of:=[.$B$3]/[.$C56]" office:value-type="float" office:value="3.92895067329644" calcext:value-type="float">
            <text:p>3.9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0625" calcext:value-type="float">
            <text:p>3.0625</text:p>
          </table:table-cell>
          <table:table-cell table:style-name="ce46" table:formula="of:=([.$A57]-[.$B$6])/2" office:value-type="float" office:value="1.12925" calcext:value-type="float">
            <text:p>1.1293</text:p>
          </table:table-cell>
          <table:table-cell table:style-name="ce51" table:formula="of:=([.$B$8]*[.$B$6])/(2*[.$B57])" office:value-type="float" office:value="21530.5397387647" calcext:value-type="float">
            <text:p>21,531</text:p>
          </table:table-cell>
          <table:table-cell table:style-name="ce55" table:formula="of:=[.$B$2]/[.$C57]" office:value-type="float" office:value="3.3440870908762" calcext:value-type="float">
            <text:p>3.34</text:p>
          </table:table-cell>
          <table:table-cell table:style-name="ce60" table:formula="of:=[.$B$3]/[.$C57]" office:value-type="float" office:value="4.04077190147541" calcext:value-type="float">
            <text:p>4.0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125" calcext:value-type="float">
            <text:p>3.1250</text:p>
          </table:table-cell>
          <table:table-cell table:style-name="ce46" table:formula="of:=([.$A58]-[.$B$6])/2" office:value-type="float" office:value="1.1605" calcext:value-type="float">
            <text:p>1.1605</text:p>
          </table:table-cell>
          <table:table-cell table:style-name="ce51" table:formula="of:=([.$B$8]*[.$B$6])/(2*[.$B58])" office:value-type="float" office:value="20950.7643257217" calcext:value-type="float">
            <text:p>20,951</text:p>
          </table:table-cell>
          <table:table-cell table:style-name="ce55" table:formula="of:=[.$B$2]/[.$C58]" office:value-type="float" office:value="3.43662879695535" calcext:value-type="float">
            <text:p>3.44</text:p>
          </table:table-cell>
          <table:table-cell table:style-name="ce60" table:formula="of:=[.$B$3]/[.$C58]" office:value-type="float" office:value="4.15259312965438" calcext:value-type="float">
            <text:p>4.1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1875" calcext:value-type="float">
            <text:p>3.1875</text:p>
          </table:table-cell>
          <table:table-cell table:style-name="ce46" table:formula="of:=([.$A59]-[.$B$6])/2" office:value-type="float" office:value="1.19175" calcext:value-type="float">
            <text:p>1.1918</text:p>
          </table:table-cell>
          <table:table-cell table:style-name="ce51" table:formula="of:=([.$B$8]*[.$B$6])/(2*[.$B59])" office:value-type="float" office:value="20401.3945877911" calcext:value-type="float">
            <text:p>20,401</text:p>
          </table:table-cell>
          <table:table-cell table:style-name="ce55" table:formula="of:=[.$B$2]/[.$C59]" office:value-type="float" office:value="3.5291705030345" calcext:value-type="float">
            <text:p>3.53</text:p>
          </table:table-cell>
          <table:table-cell table:style-name="ce60" table:formula="of:=[.$B$3]/[.$C59]" office:value-type="float" office:value="4.26441435783336" calcext:value-type="float">
            <text:p>4.2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25" calcext:value-type="float">
            <text:p>3.2500</text:p>
          </table:table-cell>
          <table:table-cell table:style-name="ce46" table:formula="of:=([.$A60]-[.$B$6])/2" office:value-type="float" office:value="1.223" calcext:value-type="float">
            <text:p>1.2230</text:p>
          </table:table-cell>
          <table:table-cell table:style-name="ce51" table:formula="of:=([.$B$8]*[.$B$6])/(2*[.$B60])" office:value-type="float" office:value="19880.0997547016" calcext:value-type="float">
            <text:p>19,880</text:p>
          </table:table-cell>
          <table:table-cell table:style-name="ce55" table:formula="of:=[.$B$2]/[.$C60]" office:value-type="float" office:value="3.62171220911365" calcext:value-type="float">
            <text:p>3.62</text:p>
          </table:table-cell>
          <table:table-cell table:style-name="ce60" table:formula="of:=[.$B$3]/[.$C60]" office:value-type="float" office:value="4.37623558601233" calcext:value-type="float">
            <text:p>4.3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3125" calcext:value-type="float">
            <text:p>3.3125</text:p>
          </table:table-cell>
          <table:table-cell table:style-name="ce46" table:formula="of:=([.$A61]-[.$B$6])/2" office:value-type="float" office:value="1.25425" calcext:value-type="float">
            <text:p>1.2543</text:p>
          </table:table-cell>
          <table:table-cell table:style-name="ce51" table:formula="of:=([.$B$8]*[.$B$6])/(2*[.$B61])" office:value-type="float" office:value="19384.7813434323" calcext:value-type="float">
            <text:p>19,385</text:p>
          </table:table-cell>
          <table:table-cell table:style-name="ce55" table:formula="of:=[.$B$2]/[.$C61]" office:value-type="float" office:value="3.71425391519281" calcext:value-type="float">
            <text:p>3.71</text:p>
          </table:table-cell>
          <table:table-cell table:style-name="ce60" table:formula="of:=[.$B$3]/[.$C61]" office:value-type="float" office:value="4.48805681419131" calcext:value-type="float">
            <text:p>4.4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375" calcext:value-type="float">
            <text:p>3.3750</text:p>
          </table:table-cell>
          <table:table-cell table:style-name="ce46" table:formula="of:=([.$A62]-[.$B$6])/2" office:value-type="float" office:value="1.2855" calcext:value-type="float">
            <text:p>1.2855</text:p>
          </table:table-cell>
          <table:table-cell table:style-name="ce51" table:formula="of:=([.$B$8]*[.$B$6])/(2*[.$B62])" office:value-type="float" office:value="18913.544924154" calcext:value-type="float">
            <text:p>18,914</text:p>
          </table:table-cell>
          <table:table-cell table:style-name="ce55" table:formula="of:=[.$B$2]/[.$C62]" office:value-type="float" office:value="3.80679562127196" calcext:value-type="float">
            <text:p>3.81</text:p>
          </table:table-cell>
          <table:table-cell table:style-name="ce60" table:formula="of:=[.$B$3]/[.$C62]" office:value-type="float" office:value="4.59987804237028" calcext:value-type="float">
            <text:p>4.6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4375" calcext:value-type="float">
            <text:p>3.4375</text:p>
          </table:table-cell>
          <table:table-cell table:style-name="ce46" table:formula="of:=([.$A63]-[.$B$6])/2" office:value-type="float" office:value="1.31675" calcext:value-type="float">
            <text:p>1.3168</text:p>
          </table:table-cell>
          <table:table-cell table:style-name="ce51" table:formula="of:=([.$B$8]*[.$B$6])/(2*[.$B63])" office:value-type="float" office:value="18464.6759065882" calcext:value-type="float">
            <text:p>18,465</text:p>
          </table:table-cell>
          <table:table-cell table:style-name="ce55" table:formula="of:=[.$B$2]/[.$C63]" office:value-type="float" office:value="3.89933732735111" calcext:value-type="float">
            <text:p>3.90</text:p>
          </table:table-cell>
          <table:table-cell table:style-name="ce60" table:formula="of:=[.$B$3]/[.$C63]" office:value-type="float" office:value="4.71169927054926" calcext:value-type="float">
            <text:p>4.7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5" calcext:value-type="float">
            <text:p>3.5000</text:p>
          </table:table-cell>
          <table:table-cell table:style-name="ce46" table:formula="of:=([.$A64]-[.$B$6])/2" office:value-type="float" office:value="1.348" calcext:value-type="float">
            <text:p>1.3480</text:p>
          </table:table-cell>
          <table:table-cell table:style-name="ce51" table:formula="of:=([.$B$8]*[.$B$6])/(2*[.$B64])" office:value-type="float" office:value="18036.618694362" calcext:value-type="float">
            <text:p>18,037</text:p>
          </table:table-cell>
          <table:table-cell table:style-name="ce55" table:formula="of:=[.$B$2]/[.$C64]" office:value-type="float" office:value="3.99187903343026" calcext:value-type="float">
            <text:p>3.99</text:p>
          </table:table-cell>
          <table:table-cell table:style-name="ce60" table:formula="of:=[.$B$3]/[.$C64]" office:value-type="float" office:value="4.82352049872823" calcext:value-type="float">
            <text:p>4.8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5625" calcext:value-type="float">
            <text:p>3.5625</text:p>
          </table:table-cell>
          <table:table-cell table:style-name="ce46" table:formula="of:=([.$A65]-[.$B$6])/2" office:value-type="float" office:value="1.37925" calcext:value-type="float">
            <text:p>1.3793</text:p>
          </table:table-cell>
          <table:table-cell table:style-name="ce51" table:formula="of:=([.$B$8]*[.$B$6])/(2*[.$B65])" office:value-type="float" office:value="17627.958673192" calcext:value-type="float">
            <text:p>17,628</text:p>
          </table:table-cell>
          <table:table-cell table:style-name="ce55" table:formula="of:=[.$B$2]/[.$C65]" office:value-type="float" office:value="4.08442073950941" calcext:value-type="float">
            <text:p>4.08</text:p>
          </table:table-cell>
          <table:table-cell table:style-name="ce60" table:formula="of:=[.$B$3]/[.$C65]" office:value-type="float" office:value="4.9353417269072" calcext:value-type="float">
            <text:p>4.9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625" calcext:value-type="float">
            <text:p>3.6250</text:p>
          </table:table-cell>
          <table:table-cell table:style-name="ce46" table:formula="of:=([.$A66]-[.$B$6])/2" office:value-type="float" office:value="1.4105" calcext:value-type="float">
            <text:p>1.4105</text:p>
          </table:table-cell>
          <table:table-cell table:style-name="ce51" table:formula="of:=([.$B$8]*[.$B$6])/(2*[.$B66])" office:value-type="float" office:value="17237.4065934066" calcext:value-type="float">
            <text:p>17,237</text:p>
          </table:table-cell>
          <table:table-cell table:style-name="ce55" table:formula="of:=[.$B$2]/[.$C66]" office:value-type="float" office:value="4.17696244558856" calcext:value-type="float">
            <text:p>4.18</text:p>
          </table:table-cell>
          <table:table-cell table:style-name="ce60" table:formula="of:=[.$B$3]/[.$C66]" office:value-type="float" office:value="5.04716295508618" calcext:value-type="float">
            <text:p>5.0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6875" calcext:value-type="float">
            <text:p>3.6875</text:p>
          </table:table-cell>
          <table:table-cell table:style-name="ce46" table:formula="of:=([.$A67]-[.$B$6])/2" office:value-type="float" office:value="1.44175" calcext:value-type="float">
            <text:p>1.4418</text:p>
          </table:table-cell>
          <table:table-cell table:style-name="ce51" table:formula="of:=([.$B$8]*[.$B$6])/(2*[.$B67])" office:value-type="float" office:value="16863.784983527" calcext:value-type="float">
            <text:p>16,864</text:p>
          </table:table-cell>
          <table:table-cell table:style-name="ce55" table:formula="of:=[.$B$2]/[.$C67]" office:value-type="float" office:value="4.26950415166771" calcext:value-type="float">
            <text:p>4.27</text:p>
          </table:table-cell>
          <table:table-cell table:style-name="ce60" table:formula="of:=[.$B$3]/[.$C67]" office:value-type="float" office:value="5.15898418326515" calcext:value-type="float">
            <text:p>5.1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75" calcext:value-type="float">
            <text:p>3.7500</text:p>
          </table:table-cell>
          <table:table-cell table:style-name="ce46" table:formula="of:=([.$A68]-[.$B$6])/2" office:value-type="float" office:value="1.473" calcext:value-type="float">
            <text:p>1.4730</text:p>
          </table:table-cell>
          <table:table-cell table:style-name="ce51" table:formula="of:=([.$B$8]*[.$B$6])/(2*[.$B68])" office:value-type="float" office:value="16506.016293279" calcext:value-type="float">
            <text:p>16,506</text:p>
          </table:table-cell>
          <table:table-cell table:style-name="ce55" table:formula="of:=[.$B$2]/[.$C68]" office:value-type="float" office:value="4.36204585774686" calcext:value-type="float">
            <text:p>4.36</text:p>
          </table:table-cell>
          <table:table-cell table:style-name="ce60" table:formula="of:=[.$B$3]/[.$C68]" office:value-type="float" office:value="5.27080541144413" calcext:value-type="float">
            <text:p>5.2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8125" calcext:value-type="float">
            <text:p>3.8125</text:p>
          </table:table-cell>
          <table:table-cell table:style-name="ce46" table:formula="of:=([.$A69]-[.$B$6])/2" office:value-type="float" office:value="1.50425" calcext:value-type="float">
            <text:p>1.5043</text:p>
          </table:table-cell>
          <table:table-cell table:style-name="ce51" table:formula="of:=([.$B$8]*[.$B$6])/(2*[.$B69])" office:value-type="float" office:value="16163.1125145421" calcext:value-type="float">
            <text:p>16,163</text:p>
          </table:table-cell>
          <table:table-cell table:style-name="ce55" table:formula="of:=[.$B$2]/[.$C69]" office:value-type="float" office:value="4.45458756382601" calcext:value-type="float">
            <text:p>4.45</text:p>
          </table:table-cell>
          <table:table-cell table:style-name="ce60" table:formula="of:=[.$B$3]/[.$C69]" office:value-type="float" office:value="5.3826266396231" calcext:value-type="float">
            <text:p>5.3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875" calcext:value-type="float">
            <text:p>3.8750</text:p>
          </table:table-cell>
          <table:table-cell table:style-name="ce46" table:formula="of:=([.$A70]-[.$B$6])/2" office:value-type="float" office:value="1.5355" calcext:value-type="float">
            <text:p>1.5355</text:p>
          </table:table-cell>
          <table:table-cell table:style-name="ce51" table:formula="of:=([.$B$8]*[.$B$6])/(2*[.$B70])" office:value-type="float" office:value="15834.1660696841" calcext:value-type="float">
            <text:p>15,834</text:p>
          </table:table-cell>
          <table:table-cell table:style-name="ce55" table:formula="of:=[.$B$2]/[.$C70]" office:value-type="float" office:value="4.54712926990517" calcext:value-type="float">
            <text:p>4.55</text:p>
          </table:table-cell>
          <table:table-cell table:style-name="ce60" table:formula="of:=[.$B$3]/[.$C70]" office:value-type="float" office:value="5.49444786780208" calcext:value-type="float">
            <text:p>5.4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9375" calcext:value-type="float">
            <text:p>3.9375</text:p>
          </table:table-cell>
          <table:table-cell table:style-name="ce46" table:formula="of:=([.$A71]-[.$B$6])/2" office:value-type="float" office:value="1.56675" calcext:value-type="float">
            <text:p>1.5668</text:p>
          </table:table-cell>
          <table:table-cell table:style-name="ce51" table:formula="of:=([.$B$8]*[.$B$6])/(2*[.$B71])" office:value-type="float" office:value="15518.3417903303" calcext:value-type="float">
            <text:p>15,518</text:p>
          </table:table-cell>
          <table:table-cell table:style-name="ce55" table:formula="of:=[.$B$2]/[.$C71]" office:value-type="float" office:value="4.63967097598432" calcext:value-type="float">
            <text:p>4.64</text:p>
          </table:table-cell>
          <table:table-cell table:style-name="ce60" table:formula="of:=[.$B$3]/[.$C71]" office:value-type="float" office:value="5.60626909598105" calcext:value-type="float">
            <text:p>5.6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.0000</text:p>
          </table:table-cell>
          <table:table-cell table:style-name="ce46" table:formula="of:=([.$A72]-[.$B$6])/2" office:value-type="float" office:value="1.598" calcext:value-type="float">
            <text:p>1.5980</text:p>
          </table:table-cell>
          <table:table-cell table:style-name="ce51" table:formula="of:=([.$B$8]*[.$B$6])/(2*[.$B72])" office:value-type="float" office:value="15214.8698372966" calcext:value-type="float">
            <text:p>15,215</text:p>
          </table:table-cell>
          <table:table-cell table:style-name="ce55" table:formula="of:=[.$B$2]/[.$C72]" office:value-type="float" office:value="4.73221268206347" calcext:value-type="float">
            <text:p>4.73</text:p>
          </table:table-cell>
          <table:table-cell table:style-name="ce60" table:formula="of:=[.$B$3]/[.$C72]" office:value-type="float" office:value="5.71809032416002" calcext:value-type="float">
            <text:p>5.7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0625" calcext:value-type="float">
            <text:p>4.0625</text:p>
          </table:table-cell>
          <table:table-cell table:style-name="ce46" table:formula="of:=([.$A73]-[.$B$6])/2" office:value-type="float" office:value="1.62925" calcext:value-type="float">
            <text:p>1.6293</text:p>
          </table:table-cell>
          <table:table-cell table:style-name="ce51" table:formula="of:=([.$B$8]*[.$B$6])/(2*[.$B73])" office:value-type="float" office:value="14923.039435323" calcext:value-type="float">
            <text:p>14,923</text:p>
          </table:table-cell>
          <table:table-cell table:style-name="ce55" table:formula="of:=[.$B$2]/[.$C73]" office:value-type="float" office:value="4.82475438814262" calcext:value-type="float">
            <text:p>4.82</text:p>
          </table:table-cell>
          <table:table-cell table:style-name="ce60" table:formula="of:=[.$B$3]/[.$C73]" office:value-type="float" office:value="5.829911552339" calcext:value-type="float">
            <text:p>5.8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125" calcext:value-type="float">
            <text:p>4.1250</text:p>
          </table:table-cell>
          <table:table-cell table:style-name="ce46" table:formula="of:=([.$A74]-[.$B$6])/2" office:value-type="float" office:value="1.6605" calcext:value-type="float">
            <text:p>1.6605</text:p>
          </table:table-cell>
          <table:table-cell table:style-name="ce51" table:formula="of:=([.$B$8]*[.$B$6])/(2*[.$B74])" office:value-type="float" office:value="14642.1933152665" calcext:value-type="float">
            <text:p>14,642</text:p>
          </table:table-cell>
          <table:table-cell table:style-name="ce55" table:formula="of:=[.$B$2]/[.$C74]" office:value-type="float" office:value="4.91729609422177" calcext:value-type="float">
            <text:p>4.92</text:p>
          </table:table-cell>
          <table:table-cell table:style-name="ce60" table:formula="of:=[.$B$3]/[.$C74]" office:value-type="float" office:value="5.94173278051797" calcext:value-type="float">
            <text:p>5.9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1875" calcext:value-type="float">
            <text:p>4.1875</text:p>
          </table:table-cell>
          <table:table-cell table:style-name="ce46" table:formula="of:=([.$A75]-[.$B$6])/2" office:value-type="float" office:value="1.69175" calcext:value-type="float">
            <text:p>1.6918</text:p>
          </table:table-cell>
          <table:table-cell table:style-name="ce51" table:formula="of:=([.$B$8]*[.$B$6])/(2*[.$B75])" office:value-type="float" office:value="14371.7227722772" calcext:value-type="float">
            <text:p>14,372</text:p>
          </table:table-cell>
          <table:table-cell table:style-name="ce55" table:formula="of:=[.$B$2]/[.$C75]" office:value-type="float" office:value="5.00983780030092" calcext:value-type="float">
            <text:p>5.01</text:p>
          </table:table-cell>
          <table:table-cell table:style-name="ce60" table:formula="of:=[.$B$3]/[.$C75]" office:value-type="float" office:value="6.05355400869695" calcext:value-type="float">
            <text:p>6.0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25" calcext:value-type="float">
            <text:p>4.2500</text:p>
          </table:table-cell>
          <table:table-cell table:style-name="ce46" table:formula="of:=([.$A76]-[.$B$6])/2" office:value-type="float" office:value="1.723" calcext:value-type="float">
            <text:p>1.7230</text:p>
          </table:table-cell>
          <table:table-cell table:style-name="ce51" table:formula="of:=([.$B$8]*[.$B$6])/(2*[.$B76])" office:value-type="float" office:value="14111.0632617528" calcext:value-type="float">
            <text:p>14,111</text:p>
          </table:table-cell>
          <table:table-cell table:style-name="ce55" table:formula="of:=[.$B$2]/[.$C76]" office:value-type="float" office:value="5.10237950638007" calcext:value-type="float">
            <text:p>5.10</text:p>
          </table:table-cell>
          <table:table-cell table:style-name="ce60" table:formula="of:=[.$B$3]/[.$C76]" office:value-type="float" office:value="6.16537523687592" calcext:value-type="float">
            <text:p>6.1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3125" calcext:value-type="float">
            <text:p>4.3125</text:p>
          </table:table-cell>
          <table:table-cell table:style-name="ce46" table:formula="of:=([.$A77]-[.$B$6])/2" office:value-type="float" office:value="1.75425" calcext:value-type="float">
            <text:p>1.7543</text:p>
          </table:table-cell>
          <table:table-cell table:style-name="ce51" table:formula="of:=([.$B$8]*[.$B$6])/(2*[.$B77])" office:value-type="float" office:value="13859.6904660111" calcext:value-type="float">
            <text:p>13,860</text:p>
          </table:table-cell>
          <table:table-cell table:style-name="ce55" table:formula="of:=[.$B$2]/[.$C77]" office:value-type="float" office:value="5.19492121245922" calcext:value-type="float">
            <text:p>5.19</text:p>
          </table:table-cell>
          <table:table-cell table:style-name="ce60" table:formula="of:=[.$B$3]/[.$C77]" office:value-type="float" office:value="6.27719646505489" calcext:value-type="float">
            <text:p>6.2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375" calcext:value-type="float">
            <text:p>4.3750</text:p>
          </table:table-cell>
          <table:table-cell table:style-name="ce46" table:formula="of:=([.$A78]-[.$B$6])/2" office:value-type="float" office:value="1.7855" calcext:value-type="float">
            <text:p>1.7855</text:p>
          </table:table-cell>
          <table:table-cell table:style-name="ce51" table:formula="of:=([.$B$8]*[.$B$6])/(2*[.$B78])" office:value-type="float" office:value="13617.1167740129" calcext:value-type="float">
            <text:p>13,617</text:p>
          </table:table-cell>
          <table:table-cell table:style-name="ce55" table:formula="of:=[.$B$2]/[.$C78]" office:value-type="float" office:value="5.28746291853837" calcext:value-type="float">
            <text:p>5.29</text:p>
          </table:table-cell>
          <table:table-cell table:style-name="ce60" table:formula="of:=[.$B$3]/[.$C78]" office:value-type="float" office:value="6.38901769323387" calcext:value-type="float">
            <text:p>6.3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4375" calcext:value-type="float">
            <text:p>4.4375</text:p>
          </table:table-cell>
          <table:table-cell table:style-name="ce46" table:formula="of:=([.$A79]-[.$B$6])/2" office:value-type="float" office:value="1.81675" calcext:value-type="float">
            <text:p>1.8168</text:p>
          </table:table-cell>
          <table:table-cell table:style-name="ce51" table:formula="of:=([.$B$8]*[.$B$6])/(2*[.$B79])" office:value-type="float" office:value="13382.888124398" calcext:value-type="float">
            <text:p>13,383</text:p>
          </table:table-cell>
          <table:table-cell table:style-name="ce55" table:formula="of:=[.$B$2]/[.$C79]" office:value-type="float" office:value="5.38000462461752" calcext:value-type="float">
            <text:p>5.38</text:p>
          </table:table-cell>
          <table:table-cell table:style-name="ce60" table:formula="of:=[.$B$3]/[.$C79]" office:value-type="float" office:value="6.50083892141284" calcext:value-type="float">
            <text:p>6.5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5" calcext:value-type="float">
            <text:p>4.5000</text:p>
          </table:table-cell>
          <table:table-cell table:style-name="ce46" table:formula="of:=([.$A80]-[.$B$6])/2" office:value-type="float" office:value="1.848" calcext:value-type="float">
            <text:p>1.8480</text:p>
          </table:table-cell>
          <table:table-cell table:style-name="ce51" table:formula="of:=([.$B$8]*[.$B$6])/(2*[.$B80])" office:value-type="float" office:value="13156.5811688312" calcext:value-type="float">
            <text:p>13,157</text:p>
          </table:table-cell>
          <table:table-cell table:style-name="ce55" table:formula="of:=[.$B$2]/[.$C80]" office:value-type="float" office:value="5.47254633069668" calcext:value-type="float">
            <text:p>5.47</text:p>
          </table:table-cell>
          <table:table-cell table:style-name="ce60" table:formula="of:=[.$B$3]/[.$C80]" office:value-type="float" office:value="6.61266014959182" calcext:value-type="float">
            <text:p>6.6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5625" calcext:value-type="float">
            <text:p>4.5625</text:p>
          </table:table-cell>
          <table:table-cell table:style-name="ce46" table:formula="of:=([.$A81]-[.$B$6])/2" office:value-type="float" office:value="1.87925" calcext:value-type="float">
            <text:p>1.8793</text:p>
          </table:table-cell>
          <table:table-cell table:style-name="ce51" table:formula="of:=([.$B$8]*[.$B$6])/(2*[.$B81])" office:value-type="float" office:value="12937.8007183717" calcext:value-type="float">
            <text:p>12,938</text:p>
          </table:table-cell>
          <table:table-cell table:style-name="ce55" table:formula="of:=[.$B$2]/[.$C81]" office:value-type="float" office:value="5.56508803677583" calcext:value-type="float">
            <text:p>5.57</text:p>
          </table:table-cell>
          <table:table-cell table:style-name="ce60" table:formula="of:=[.$B$3]/[.$C81]" office:value-type="float" office:value="6.72448137777079" calcext:value-type="float">
            <text:p>6.7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625" calcext:value-type="float">
            <text:p>4.6250</text:p>
          </table:table-cell>
          <table:table-cell table:style-name="ce46" table:formula="of:=([.$A82]-[.$B$6])/2" office:value-type="float" office:value="1.9105" calcext:value-type="float">
            <text:p>1.9105</text:p>
          </table:table-cell>
          <table:table-cell table:style-name="ce51" table:formula="of:=([.$B$8]*[.$B$6])/(2*[.$B82])" office:value-type="float" office:value="12726.1774404606" calcext:value-type="float">
            <text:p>12,726</text:p>
          </table:table-cell>
          <table:table-cell table:style-name="ce55" table:formula="of:=[.$B$2]/[.$C82]" office:value-type="float" office:value="5.65762974285498" calcext:value-type="float">
            <text:p>5.66</text:p>
          </table:table-cell>
          <table:table-cell table:style-name="ce60" table:formula="of:=[.$B$3]/[.$C82]" office:value-type="float" office:value="6.83630260594977" calcext:value-type="float">
            <text:p>6.8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6875" calcext:value-type="float">
            <text:p>4.6875</text:p>
          </table:table-cell>
          <table:table-cell table:style-name="ce46" table:formula="of:=([.$A83]-[.$B$6])/2" office:value-type="float" office:value="1.94175" calcext:value-type="float">
            <text:p>1.9418</text:p>
          </table:table-cell>
          <table:table-cell table:style-name="ce51" table:formula="of:=([.$B$8]*[.$B$6])/(2*[.$B83])" office:value-type="float" office:value="12521.3657782928" calcext:value-type="float">
            <text:p>12,521</text:p>
          </table:table-cell>
          <table:table-cell table:style-name="ce55" table:formula="of:=[.$B$2]/[.$C83]" office:value-type="float" office:value="5.75017144893413" calcext:value-type="float">
            <text:p>5.75</text:p>
          </table:table-cell>
          <table:table-cell table:style-name="ce60" table:formula="of:=[.$B$3]/[.$C83]" office:value-type="float" office:value="6.94812383412874" calcext:value-type="float">
            <text:p>6.9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75" calcext:value-type="float">
            <text:p>4.7500</text:p>
          </table:table-cell>
          <table:table-cell table:style-name="ce46" table:formula="of:=([.$A84]-[.$B$6])/2" office:value-type="float" office:value="1.973" calcext:value-type="float">
            <text:p>1.9730</text:p>
          </table:table-cell>
          <table:table-cell table:style-name="ce51" table:formula="of:=([.$B$8]*[.$B$6])/(2*[.$B84])" office:value-type="float" office:value="12323.0420679169" calcext:value-type="float">
            <text:p>12,323</text:p>
          </table:table-cell>
          <table:table-cell table:style-name="ce55" table:formula="of:=[.$B$2]/[.$C84]" office:value-type="float" office:value="5.84271315501328" calcext:value-type="float">
            <text:p>5.84</text:p>
          </table:table-cell>
          <table:table-cell table:style-name="ce60" table:formula="of:=[.$B$3]/[.$C84]" office:value-type="float" office:value="7.05994506230771" calcext:value-type="float">
            <text:p>7.0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8125" calcext:value-type="float">
            <text:p>4.8125</text:p>
          </table:table-cell>
          <table:table-cell table:style-name="ce46" table:formula="of:=([.$A85]-[.$B$6])/2" office:value-type="float" office:value="2.00425" calcext:value-type="float">
            <text:p>2.0043</text:p>
          </table:table-cell>
          <table:table-cell table:style-name="ce51" table:formula="of:=([.$B$8]*[.$B$6])/(2*[.$B85])" office:value-type="float" office:value="12130.9028314831" calcext:value-type="float">
            <text:p>12,131</text:p>
          </table:table-cell>
          <table:table-cell table:style-name="ce55" table:formula="of:=[.$B$2]/[.$C85]" office:value-type="float" office:value="5.93525486109243" calcext:value-type="float">
            <text:p>5.94</text:p>
          </table:table-cell>
          <table:table-cell table:style-name="ce60" table:formula="of:=[.$B$3]/[.$C85]" office:value-type="float" office:value="7.17176629048669" calcext:value-type="float">
            <text:p>7.1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875" calcext:value-type="float">
            <text:p>4.8750</text:p>
          </table:table-cell>
          <table:table-cell table:style-name="ce46" table:formula="of:=([.$A86]-[.$B$6])/2" office:value-type="float" office:value="2.0355" calcext:value-type="float">
            <text:p>2.0355</text:p>
          </table:table-cell>
          <table:table-cell table:style-name="ce51" table:formula="of:=([.$B$8]*[.$B$6])/(2*[.$B86])" office:value-type="float" office:value="11944.6632277082" calcext:value-type="float">
            <text:p>11,945</text:p>
          </table:table-cell>
          <table:table-cell table:style-name="ce55" table:formula="of:=[.$B$2]/[.$C86]" office:value-type="float" office:value="6.02779656717158" calcext:value-type="float">
            <text:p>6.03</text:p>
          </table:table-cell>
          <table:table-cell table:style-name="ce60" table:formula="of:=[.$B$3]/[.$C86]" office:value-type="float" office:value="7.28358751866566" calcext:value-type="float">
            <text:p>7.2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9375" calcext:value-type="float">
            <text:p>4.9375</text:p>
          </table:table-cell>
          <table:table-cell table:style-name="ce46" table:formula="of:=([.$A87]-[.$B$6])/2" office:value-type="float" office:value="2.06675" calcext:value-type="float">
            <text:p>2.0668</text:p>
          </table:table-cell>
          <table:table-cell table:style-name="ce51" table:formula="of:=([.$B$8]*[.$B$6])/(2*[.$B87])" office:value-type="float" office:value="11764.0556429176" calcext:value-type="float">
            <text:p>11,764</text:p>
          </table:table-cell>
          <table:table-cell table:style-name="ce55" table:formula="of:=[.$B$2]/[.$C87]" office:value-type="float" office:value="6.12033827325073" calcext:value-type="float">
            <text:p>6.12</text:p>
          </table:table-cell>
          <table:table-cell table:style-name="ce60" table:formula="of:=[.$B$3]/[.$C87]" office:value-type="float" office:value="7.39540874684464" calcext:value-type="float">
            <text:p>7.4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" calcext:value-type="float">
            <text:p>5.0000</text:p>
          </table:table-cell>
          <table:table-cell table:style-name="ce46" table:formula="of:=([.$A88]-[.$B$6])/2" office:value-type="float" office:value="2.098" calcext:value-type="float">
            <text:p>2.0980</text:p>
          </table:table-cell>
          <table:table-cell table:style-name="ce51" table:formula="of:=([.$B$8]*[.$B$6])/(2*[.$B88])" office:value-type="float" office:value="11588.8284080076" calcext:value-type="float">
            <text:p>11,589</text:p>
          </table:table-cell>
          <table:table-cell table:style-name="ce55" table:formula="of:=[.$B$2]/[.$C88]" office:value-type="float" office:value="6.21287997932988" calcext:value-type="float">
            <text:p>6.21</text:p>
          </table:table-cell>
          <table:table-cell table:style-name="ce60" table:formula="of:=[.$B$3]/[.$C88]" office:value-type="float" office:value="7.50722997502361" calcext:value-type="float">
            <text:p>7.5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0625" calcext:value-type="float">
            <text:p>5.0625</text:p>
          </table:table-cell>
          <table:table-cell table:style-name="ce46" table:formula="of:=([.$A89]-[.$B$6])/2" office:value-type="float" office:value="2.12925" calcext:value-type="float">
            <text:p>2.1293</text:p>
          </table:table-cell>
          <table:table-cell table:style-name="ce51" table:formula="of:=([.$B$8]*[.$B$6])/(2*[.$B89])" office:value-type="float" office:value="11418.7446283903" calcext:value-type="float">
            <text:p>11,419</text:p>
          </table:table-cell>
          <table:table-cell table:style-name="ce55" table:formula="of:=[.$B$2]/[.$C89]" office:value-type="float" office:value="6.30542168540904" calcext:value-type="float">
            <text:p>6.31</text:p>
          </table:table-cell>
          <table:table-cell table:style-name="ce60" table:formula="of:=[.$B$3]/[.$C89]" office:value-type="float" office:value="7.61905120320258" calcext:value-type="float">
            <text:p>7.6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125" calcext:value-type="float">
            <text:p>5.1250</text:p>
          </table:table-cell>
          <table:table-cell table:style-name="ce46" table:formula="of:=([.$A90]-[.$B$6])/2" office:value-type="float" office:value="2.1605" calcext:value-type="float">
            <text:p>2.1605</text:p>
          </table:table-cell>
          <table:table-cell table:style-name="ce51" table:formula="of:=([.$B$8]*[.$B$6])/(2*[.$B90])" office:value-type="float" office:value="11253.5811154825" calcext:value-type="float">
            <text:p>11,254</text:p>
          </table:table-cell>
          <table:table-cell table:style-name="ce55" table:formula="of:=[.$B$2]/[.$C90]" office:value-type="float" office:value="6.39796339148819" calcext:value-type="float">
            <text:p>6.40</text:p>
          </table:table-cell>
          <table:table-cell table:style-name="ce60" table:formula="of:=[.$B$3]/[.$C90]" office:value-type="float" office:value="7.73087243138156" calcext:value-type="float">
            <text:p>7.7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1875" calcext:value-type="float">
            <text:p>5.1875</text:p>
          </table:table-cell>
          <table:table-cell table:style-name="ce46" table:formula="of:=([.$A91]-[.$B$6])/2" office:value-type="float" office:value="2.19175" calcext:value-type="float">
            <text:p>2.1918</text:p>
          </table:table-cell>
          <table:table-cell table:style-name="ce51" table:formula="of:=([.$B$8]*[.$B$6])/(2*[.$B91])" office:value-type="float" office:value="11093.1274096042" calcext:value-type="float">
            <text:p>11,093</text:p>
          </table:table-cell>
          <table:table-cell table:style-name="ce55" table:formula="of:=[.$B$2]/[.$C91]" office:value-type="float" office:value="6.49050509756734" calcext:value-type="float">
            <text:p>6.49</text:p>
          </table:table-cell>
          <table:table-cell table:style-name="ce60" table:formula="of:=[.$B$3]/[.$C91]" office:value-type="float" office:value="7.84269365956053" calcext:value-type="float">
            <text:p>7.8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25" calcext:value-type="float">
            <text:p>5.2500</text:p>
          </table:table-cell>
          <table:table-cell table:style-name="ce46" table:formula="of:=([.$A92]-[.$B$6])/2" office:value-type="float" office:value="2.223" calcext:value-type="float">
            <text:p>2.2230</text:p>
          </table:table-cell>
          <table:table-cell table:style-name="ce51" table:formula="of:=([.$B$8]*[.$B$6])/(2*[.$B92])" office:value-type="float" office:value="10937.1848852902" calcext:value-type="float">
            <text:p>10,937</text:p>
          </table:table-cell>
          <table:table-cell table:style-name="ce55" table:formula="of:=[.$B$2]/[.$C92]" office:value-type="float" office:value="6.58304680364649" calcext:value-type="float">
            <text:p>6.58</text:p>
          </table:table-cell>
          <table:table-cell table:style-name="ce60" table:formula="of:=[.$B$3]/[.$C92]" office:value-type="float" office:value="7.95451488773951" calcext:value-type="float">
            <text:p>7.9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3125" calcext:value-type="float">
            <text:p>5.3125</text:p>
          </table:table-cell>
          <table:table-cell table:style-name="ce46" table:formula="of:=([.$A93]-[.$B$6])/2" office:value-type="float" office:value="2.25425" calcext:value-type="float">
            <text:p>2.2543</text:p>
          </table:table-cell>
          <table:table-cell table:style-name="ce51" table:formula="of:=([.$B$8]*[.$B$6])/(2*[.$B93])" office:value-type="float" office:value="10785.5659310192" calcext:value-type="float">
            <text:p>10,786</text:p>
          </table:table-cell>
          <table:table-cell table:style-name="ce55" table:formula="of:=[.$B$2]/[.$C93]" office:value-type="float" office:value="6.67558850972564" calcext:value-type="float">
            <text:p>6.68</text:p>
          </table:table-cell>
          <table:table-cell table:style-name="ce60" table:formula="of:=[.$B$3]/[.$C93]" office:value-type="float" office:value="8.06633611591848" calcext:value-type="float">
            <text:p>8.0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375" calcext:value-type="float">
            <text:p>5.3750</text:p>
          </table:table-cell>
          <table:table-cell table:style-name="ce46" table:formula="of:=([.$A94]-[.$B$6])/2" office:value-type="float" office:value="2.2855" calcext:value-type="float">
            <text:p>2.2855</text:p>
          </table:table-cell>
          <table:table-cell table:style-name="ce51" table:formula="of:=([.$B$8]*[.$B$6])/(2*[.$B94])" office:value-type="float" office:value="10638.0931962371" calcext:value-type="float">
            <text:p>10,638</text:p>
          </table:table-cell>
          <table:table-cell table:style-name="ce55" table:formula="of:=[.$B$2]/[.$C94]" office:value-type="float" office:value="6.76813021580479" calcext:value-type="float">
            <text:p>6.77</text:p>
          </table:table-cell>
          <table:table-cell table:style-name="ce60" table:formula="of:=[.$B$3]/[.$C94]" office:value-type="float" office:value="8.17815734409746" calcext:value-type="float">
            <text:p>8.1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4375" calcext:value-type="float">
            <text:p>5.4375</text:p>
          </table:table-cell>
          <table:table-cell table:style-name="ce46" table:formula="of:=([.$A95]-[.$B$6])/2" office:value-type="float" office:value="2.31675" calcext:value-type="float">
            <text:p>2.3168</text:p>
          </table:table-cell>
          <table:table-cell table:style-name="ce51" table:formula="of:=([.$B$8]*[.$B$6])/(2*[.$B95])" office:value-type="float" office:value="10494.5988993202" calcext:value-type="float">
            <text:p>10,495</text:p>
          </table:table-cell>
          <table:table-cell table:style-name="ce55" table:formula="of:=[.$B$2]/[.$C95]" office:value-type="float" office:value="6.86067192188394" calcext:value-type="float">
            <text:p>6.86</text:p>
          </table:table-cell>
          <table:table-cell table:style-name="ce60" table:formula="of:=[.$B$3]/[.$C95]" office:value-type="float" office:value="8.28997857227643" calcext:value-type="float">
            <text:p>8.2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5" calcext:value-type="float">
            <text:p>5.5000</text:p>
          </table:table-cell>
          <table:table-cell table:style-name="ce46" table:formula="of:=([.$A96]-[.$B$6])/2" office:value-type="float" office:value="2.348" calcext:value-type="float">
            <text:p>2.3480</text:p>
          </table:table-cell>
          <table:table-cell table:style-name="ce51" table:formula="of:=([.$B$8]*[.$B$6])/(2*[.$B96])" office:value-type="float" office:value="10354.9241908007" calcext:value-type="float">
            <text:p>10,355</text:p>
          </table:table-cell>
          <table:table-cell table:style-name="ce55" table:formula="of:=[.$B$2]/[.$C96]" office:value-type="float" office:value="6.95321362796309" calcext:value-type="float">
            <text:p>6.95</text:p>
          </table:table-cell>
          <table:table-cell table:style-name="ce60" table:formula="of:=[.$B$3]/[.$C96]" office:value-type="float" office:value="8.4017998004554" calcext:value-type="float">
            <text:p>8.4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5625" calcext:value-type="float">
            <text:p>5.5625</text:p>
          </table:table-cell>
          <table:table-cell table:style-name="ce46" table:formula="of:=([.$A97]-[.$B$6])/2" office:value-type="float" office:value="2.37925" calcext:value-type="float">
            <text:p>2.3793</text:p>
          </table:table-cell>
          <table:table-cell table:style-name="ce51" table:formula="of:=([.$B$8]*[.$B$6])/(2*[.$B97])" office:value-type="float" office:value="10218.9185667752" calcext:value-type="float">
            <text:p>10,219</text:p>
          </table:table-cell>
          <table:table-cell table:style-name="ce55" table:formula="of:=[.$B$2]/[.$C97]" office:value-type="float" office:value="7.04575533404224" calcext:value-type="float">
            <text:p>7.05</text:p>
          </table:table-cell>
          <table:table-cell table:style-name="ce60" table:formula="of:=[.$B$3]/[.$C97]" office:value-type="float" office:value="8.51362102863438" calcext:value-type="float">
            <text:p>8.5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625" calcext:value-type="float">
            <text:p>5.6250</text:p>
          </table:table-cell>
          <table:table-cell table:style-name="ce46" table:formula="of:=([.$A98]-[.$B$6])/2" office:value-type="float" office:value="2.4105" calcext:value-type="float">
            <text:p>2.4105</text:p>
          </table:table-cell>
          <table:table-cell table:style-name="ce51" table:formula="of:=([.$B$8]*[.$B$6])/(2*[.$B98])" office:value-type="float" office:value="10086.4393279403" calcext:value-type="float">
            <text:p>10,086</text:p>
          </table:table-cell>
          <table:table-cell table:style-name="ce55" table:formula="of:=[.$B$2]/[.$C98]" office:value-type="float" office:value="7.13829704012139" calcext:value-type="float">
            <text:p>7.14</text:p>
          </table:table-cell>
          <table:table-cell table:style-name="ce60" table:formula="of:=[.$B$3]/[.$C98]" office:value-type="float" office:value="8.62544225681335" calcext:value-type="float">
            <text:p>8.6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6875" calcext:value-type="float">
            <text:p>5.6875</text:p>
          </table:table-cell>
          <table:table-cell table:style-name="ce46" table:formula="of:=([.$A99]-[.$B$6])/2" office:value-type="float" office:value="2.44175" calcext:value-type="float">
            <text:p>2.4418</text:p>
          </table:table-cell>
          <table:table-cell table:style-name="ce51" table:formula="of:=([.$B$8]*[.$B$6])/(2*[.$B99])" office:value-type="float" office:value="9957.35108016791" calcext:value-type="float">
            <text:p>9,957</text:p>
          </table:table-cell>
          <table:table-cell table:style-name="ce55" table:formula="of:=[.$B$2]/[.$C99]" office:value-type="float" office:value="7.23083874620055" calcext:value-type="float">
            <text:p>7.23</text:p>
          </table:table-cell>
          <table:table-cell table:style-name="ce60" table:formula="of:=[.$B$3]/[.$C99]" office:value-type="float" office:value="8.73726348499233" calcext:value-type="float">
            <text:p>8.7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75" calcext:value-type="float">
            <text:p>5.7500</text:p>
          </table:table-cell>
          <table:table-cell table:style-name="ce46" table:formula="of:=([.$A100]-[.$B$6])/2" office:value-type="float" office:value="2.473" calcext:value-type="float">
            <text:p>2.4730</text:p>
          </table:table-cell>
          <table:table-cell table:style-name="ce51" table:formula="of:=([.$B$8]*[.$B$6])/(2*[.$B100])" office:value-type="float" office:value="9831.52527294784" calcext:value-type="float">
            <text:p>9,832</text:p>
          </table:table-cell>
          <table:table-cell table:style-name="ce55" table:formula="of:=[.$B$2]/[.$C100]" office:value-type="float" office:value="7.3233804522797" calcext:value-type="float">
            <text:p>7.32</text:p>
          </table:table-cell>
          <table:table-cell table:style-name="ce60" table:formula="of:=[.$B$3]/[.$C100]" office:value-type="float" office:value="8.8490847131713" calcext:value-type="float">
            <text:p>8.8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ulator.B11:Calculator.B100">
            <calcext:condition calcext:apply-style-name="DANGER" calcext:value="&lt;=0" calcext:base-cell-address="Calculator.B11"/>
          </calcext:conditional-format>
          <calcext:conditional-format calcext:target-range-address="Calculator.C11:Calculator.C100">
            <calcext:condition calcext:apply-style-name="DANGER" calcext:value="&gt;=[.$B$2]" calcext:base-cell-address="Calculator.C11"/>
            <calcext:condition calcext:apply-style-name="DANGER" calcext:value="&lt;=0" calcext:base-cell-address="Calculator.C11"/>
          </calcext:conditional-format>
          <calcext:conditional-format calcext:target-range-address="Calculator.A11:Calculator.A100">
            <calcext:condition calcext:apply-style-name="DANGER" calcext:value="formula-is([.B7]/ORG.OPENOFFICE.CURRENT()&gt;10)" calcext:base-cell-address="Calculator.A11"/>
          </calcext:conditional-format>
          <calcext:conditional-format calcext:target-range-address="Calculator.D11:Calculator.D100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E11:Calculator.E100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</calcext:conditional-formats>
      </table:table>
      <table:table table:name="Cartridges" table:style-name="ta1"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Diameter</text:p>
          </table:table-cell>
        </table:table-row>
        <table:table-row table:style-name="ro2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2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2">
          <table:table-cell office:value-type="string" calcext:value-type="string">
            <text:p>.44 Magnum</text:p>
          </table:table-cell>
          <table:table-cell table:style-name="ce85" office:value-type="float" office:value="36000" calcext:value-type="float">
            <text:p>36000</text:p>
          </table:table-cell>
          <table:table-cell table:style-name="ce86" office:value-type="float" office:value="0.457" calcext:value-type="float">
            <text:p>0.4570</text:p>
          </table:table-cell>
        </table:table-row>
        <table:table-row table:style-name="ro2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2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2">
          <table:table-cell office:value-type="string" calcext:value-type="string">
            <text:p>12 Gauge</text:p>
          </table:table-cell>
          <table:table-cell table:style-name="ce85" office:value-type="float" office:value="13000" calcext:value-type="float">
            <text:p>13000</text:p>
          </table:table-cell>
          <table:table-cell table:style-name="ce86" office:value-type="float" office:value="0.813" calcext:value-type="float">
            <text:p>0.8130</text:p>
          </table:table-cell>
        </table:table-row>
        <table:table-row table:style-name="ro2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87" table:formula="of:=38/25.4" office:value-type="float" office:value="1.49606299212598" calcext:value-type="float">
            <text:p>1.50</text:p>
          </table:table-cell>
        </table:table-row>
        <table:table-row table:style-name="ro2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2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2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88" office:value-type="float" office:value="0.391" calcext:value-type="float">
            <text:p>0.391</text:p>
          </table:table-cell>
        </table:table-row>
        <table:table-row table:style-name="ro2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</table:table-row>
      </table:table>
      <table:table table:name="Materials" table:style-name="ta1">
        <table:table-column table:style-name="co11" table:default-cell-style-name="ce89"/>
        <table:table-column table:style-name="co8" table:number-columns-repeated="8" table:default-cell-style-name="Default"/>
        <table:table-row table:style-name="ro2"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Yield (psi)</text:p>
          </table:table-cell>
          <table:table-cell office:value-type="string" calcext:value-type="string">
            <text:p>UTS (psi)</text:p>
          </table:table-cell>
          <table:table-cell table:number-columns-repeated="3"/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l-4V ELI (extra low interstitial) Titanium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BS</text:p>
          </table:table-cell>
          <table:table-cell table:number-columns-repeated="2" office:value-type="float" office:value="5532" calcext:value-type="float">
            <text:p>55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4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MPa</text:p>
          </table:table-cell>
        </table:table-row>
        <table:table-row table:style-name="ro2">
          <table:table-cell office:value-type="string" calcext:value-type="string">
            <text:p>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  <table:table-cell table:style-name="ce1" office:value-type="string" calcext:value-type="string">
            <text:p>PSI to MPa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formula="of:=[.H6]/105.0377" office:value-type="float" office:value="0.00952039124999881" calcext:value-type="float">
            <text:p>0.010</text:p>
          </table:table-cell>
        </table:table-row>
        <table:table-row table:style-name="ro2">
          <table:table-cell office:value-type="string" calcext:value-type="string">
            <text:p>Steel 1080 (Mild)</text:p>
          </table:table-cell>
          <table:table-cell office:value-type="float" office:value="63800" calcext:value-type="float">
            <text:p>63800</text:p>
          </table:table-cell>
          <table:table-cell office:value-type="float" office:value="53700" calcext:value-type="float">
            <text:p>537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4"/>
          <table:table-cell table:style-name="ce1" office:value-type="string" calcext:value-type="string">
            <text:p>MPa</text:p>
          </table:table-cell>
          <table:table-cell table:style-name="ce1" office:value-type="string" calcext:value-type="string">
            <text:p>PSI</text:p>
          </table:table-cell>
        </table:table-row>
        <table:table-row table:style-name="ro2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  <table:table-cell table:style-name="ce1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20" table:formula="of:=145.0377*[.H9]" office:value-type="float" office:value="15228.9585" calcext:value-type="float">
            <text:p>15,229</text:p>
          </table:table-cell>
        </table:table-row>
        <table:table-row table:style-name="ro2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6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Materials" table:target-range-address="Materials.A10:Materials.A13" table:on-update-keep-styles="true" table:on-update-keep-size="false" table:orientation="column"/>
        <table:database-range table:name="__Anonymous_Sheet_DB__1" table:target-range-address="Cartridges.A1:Cartridges.C12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8:45:16.574153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3" meta:cell-count="571" meta:object-count="0"/>
  </office:meta>
</office:document-meta>
</file>